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7cm" table:align="left"/>
    </style:style>
    <style:style style:name="Table4.A" style:family="table-column">
      <style:table-column-properties style:column-width="3.171cm"/>
    </style:style>
    <style:style style:name="Table4.B" style:family="table-column">
      <style:table-column-properties style:column-width="6.181cm"/>
    </style:style>
    <style:style style:name="Table4.C" style:family="table-column">
      <style:table-column-properties style:column-width="7.648cm"/>
    </style:style>
    <style:style style:name="Table4.A1" style:family="table-cell">
      <style:table-cell-properties style:vertical-align="middle" fo:padding="0.176cm" fo:border="1pt solid #000000"/>
    </style:style>
    <style:style style:name="Table5" style:family="table">
      <style:table-properties style:width="17cm" table:align="margins"/>
    </style:style>
    <style:style style:name="Table5.A" style:family="table-column">
      <style:table-column-properties style:column-width="1.205cm" style:rel-column-width="4644*"/>
    </style:style>
    <style:style style:name="Table5.B" style:family="table-column">
      <style:table-column-properties style:column-width="7.303cm" style:rel-column-width="28150*"/>
    </style:style>
    <style:style style:name="Table5.C" style:family="table-column">
      <style:table-column-properties style:column-width="8.493cm" style:rel-column-width="3274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6.498cm" table:align="left"/>
    </style:style>
    <style:style style:name="Table3.A" style:family="table-column">
      <style:table-column-properties style:column-width="1.496cm"/>
    </style:style>
    <style:style style:name="Table3.B" style:family="table-column">
      <style:table-column-properties style:column-width="6.8cm"/>
    </style:style>
    <style:style style:name="Table3.C" style:family="table-column">
      <style:table-column-properties style:column-width="8.202cm"/>
    </style:style>
    <style:style style:name="Table3.A1" style:family="table-cell">
      <style:table-cell-properties style:vertical-align="middle" fo:padding="0.176cm" fo:border="1pt solid #000000"/>
    </style:style>
    <style:style style:name="Table3.2" style:family="table-row">
      <style:table-row-properties style:min-row-height="2.043cm"/>
    </style:style>
    <style:style style:name="P1" style:family="paragraph" style:parent-style-name="Text_20_body">
      <style:text-properties officeooo:paragraph-rsid="001df0cc"/>
    </style:style>
    <style:style style:name="P2" style:family="paragraph" style:parent-style-name="Text_20_body">
      <style:text-properties officeooo:paragraph-rsid="01555ff8"/>
    </style:style>
    <style:style style:name="P3" style:family="paragraph" style:parent-style-name="Text_20_body">
      <style:text-properties fo:font-size="12pt" officeooo:rsid="05e4f5cc" officeooo:paragraph-rsid="06382fa8" style:font-size-asian="12pt" style:font-size-complex="12pt"/>
    </style:style>
    <style:style style:name="P4" style:family="paragraph" style:parent-style-name="Text_20_body">
      <style:text-properties officeooo:paragraph-rsid="0617ee8d"/>
    </style:style>
    <style:style style:name="P5" style:family="paragraph" style:parent-style-name="Text_20_body">
      <style:text-properties fo:color="#000000" style:font-name="Linux Libertine O" fo:font-size="12pt" style:font-size-asian="12pt" style:font-size-complex="12pt"/>
    </style:style>
    <style:style style:name="P6" style:family="paragraph" style:parent-style-name="Text_20_body">
      <style:text-properties fo:color="#000000" style:font-name="Linux Libertine O" fo:font-size="12pt" officeooo:paragraph-rsid="001df0cc" style:font-size-asian="12pt" style:font-size-complex="12pt"/>
    </style:style>
    <style:style style:name="P7" style:family="paragraph" style:parent-style-name="Text_20_body">
      <style:text-properties fo:color="#000000" style:font-name="Linux Libertine O" fo:font-size="12pt" officeooo:paragraph-rsid="0062c67b" style:font-size-asian="12pt" style:font-size-complex="12pt"/>
    </style:style>
    <style:style style:name="P8" style:family="paragraph" style:parent-style-name="Text_20_body">
      <style:text-properties fo:color="#000000" style:font-name="Linux Libertine O" fo:font-size="12pt" officeooo:rsid="01ce27f3" officeooo:paragraph-rsid="01caf5d8" style:font-size-asian="12pt" style:font-size-complex="12pt"/>
    </style:style>
    <style:style style:name="P9" style:family="paragraph" style:parent-style-name="Text_20_body">
      <style:text-properties fo:color="#000000" style:font-name="Linux Libertine O" fo:font-size="12pt" officeooo:paragraph-rsid="01caf5d8" style:font-size-asian="12pt" style:font-size-complex="12pt"/>
    </style:style>
    <style:style style:name="P10" style:family="paragraph" style:parent-style-name="Text_20_body">
      <style:text-properties fo:color="#000000" style:font-name="Linux Libertine O" fo:font-size="12pt" officeooo:paragraph-rsid="00388f08" style:font-size-asian="12pt" style:font-size-complex="12pt"/>
    </style:style>
    <style:style style:name="P11" style:family="paragraph" style:parent-style-name="Text_20_body">
      <style:text-properties fo:color="#000000" style:font-name="Linux Libertine O" fo:font-size="12pt" officeooo:paragraph-rsid="0050a528" style:font-size-asian="12pt" style:font-size-complex="12pt"/>
    </style:style>
    <style:style style:name="P12" style:family="paragraph" style:parent-style-name="Text_20_body">
      <style:text-properties fo:color="#000000" style:font-name="Linux Libertine O" fo:font-size="12pt" officeooo:paragraph-rsid="0074b22e" style:font-size-asian="12pt" style:font-size-complex="12pt"/>
    </style:style>
    <style:style style:name="P13" style:family="paragraph" style:parent-style-name="Text_20_body">
      <style:text-properties fo:color="#000000" style:font-name="Linux Libertine O" fo:font-size="12pt" officeooo:paragraph-rsid="01555ff8" style:font-size-asian="12pt" style:font-size-complex="12pt"/>
    </style:style>
    <style:style style:name="P14" style:family="paragraph" style:parent-style-name="Text_20_body">
      <style:text-properties fo:color="#000000" style:font-name="Linux Libertine O" fo:font-size="13pt" officeooo:rsid="04f59b99" officeooo:paragraph-rsid="04f59b99" style:font-size-asian="13pt" style:font-size-complex="13pt"/>
    </style:style>
    <style:style style:name="P15" style:family="paragraph" style:parent-style-name="Text_20_body">
      <style:text-properties fo:color="#000000" style:font-name="Linux Libertine O" fo:font-size="13pt" officeooo:paragraph-rsid="0092f45d" style:font-size-asian="13pt" style:font-size-complex="13pt"/>
    </style:style>
    <style:style style:name="P16" style:family="paragraph" style:parent-style-name="Text_20_body">
      <style:text-properties fo:color="#000000" style:font-name="Linux Libertine O" fo:font-size="13pt" officeooo:paragraph-rsid="06cfe266" style:font-size-asian="13pt" style:font-size-complex="13pt"/>
    </style:style>
    <style:style style:name="P17" style:family="paragraph" style:parent-style-name="Text_20_body">
      <style:text-properties fo:color="#000000" style:font-name="Linux Libertine O" fo:font-size="13pt" officeooo:paragraph-rsid="00a427b4" style:font-size-asian="13pt" style:font-size-complex="13pt"/>
    </style:style>
    <style:style style:name="P18" style:family="paragraph" style:parent-style-name="Text_20_body">
      <style:text-properties fo:color="#000000" style:font-name="Linux Libertine O" fo:font-size="13pt" officeooo:rsid="00a2bb27" officeooo:paragraph-rsid="00a427b4" style:font-size-asian="13pt" style:font-size-complex="13pt"/>
    </style:style>
    <style:style style:name="P19" style:family="paragraph" style:parent-style-name="Text_20_body">
      <style:text-properties fo:color="#000000" style:font-name="Linux Libertine O" fo:font-size="13pt" officeooo:paragraph-rsid="00d61d63" style:font-size-asian="13pt" style:font-size-complex="13pt"/>
    </style:style>
    <style:style style:name="P20" style:family="paragraph" style:parent-style-name="Text_20_body">
      <style:text-properties fo:color="#000000" style:font-name="Linux Libertine O" fo:font-size="13pt" fo:font-weight="bold" officeooo:paragraph-rsid="0092f45d" style:font-size-asian="13pt" style:font-weight-asian="bold" style:font-size-complex="13pt" style:font-weight-complex="bold"/>
    </style:style>
    <style:style style:name="P21" style:family="paragraph" style:parent-style-name="Text_20_body">
      <style:text-properties fo:color="#000000" style:font-name="Linux Libertine O" officeooo:rsid="04f59b99" officeooo:paragraph-rsid="04f59b99"/>
    </style:style>
    <style:style style:name="P22" style:family="paragraph" style:parent-style-name="Text_20_body">
      <style:text-properties fo:color="#000000" style:font-name="Linux Libertine O" officeooo:paragraph-rsid="0092f45d"/>
    </style:style>
    <style:style style:name="P23" style:family="paragraph" style:parent-style-name="Text_20_body">
      <style:text-properties fo:color="#000000" style:font-name="Linux Libertine O" fo:font-weight="bold" officeooo:paragraph-rsid="0092f45d" style:font-weight-asian="bold" style:font-weight-complex="bold"/>
    </style:style>
    <style:style style:name="P24" style:family="paragraph" style:parent-style-name="Text_20_body">
      <style:text-properties fo:color="#000000" style:font-name="FreeMono" fo:font-size="13pt" officeooo:paragraph-rsid="0703f12d" style:font-size-asian="13pt" style:font-size-complex="13pt"/>
    </style:style>
    <style:style style:name="P25" style:family="paragraph" style:parent-style-name="Text_20_body">
      <style:text-properties fo:font-variant="normal" fo:text-transform="none" fo:color="#000000" style:text-line-through-style="none" style:text-line-through-type="none" style:font-name="Linux Libertine O" fo:font-size="13pt" fo:font-style="normal" style:text-underline-style="none" fo:font-weight="normal" officeooo:rsid="00a2bb27" officeooo:paragraph-rsid="00e65092" style:text-blinking="false" fo:background-color="transparent" style:font-size-asian="13pt" style:font-weight-asian="bold" style:font-size-complex="13pt" style:font-weight-complex="bold"/>
    </style:style>
    <style:style style:name="P26" style:family="paragraph" style:parent-style-name="Title">
      <style:text-properties fo:color="#000000" style:font-name="Linux Libertine O" fo:font-size="22pt" officeooo:paragraph-rsid="001cae9e" style:font-size-asian="22pt" style:font-size-complex="22pt"/>
    </style:style>
    <style:style style:name="P27" style:family="paragraph" style:parent-style-name="Text_20_body" style:list-style-name="L1">
      <style:text-properties fo:color="#000000" style:font-name="Linux Libertine O" fo:font-size="12pt" officeooo:paragraph-rsid="001df0cc" style:font-size-asian="12pt" style:font-size-complex="12pt"/>
    </style:style>
    <style:style style:name="P28" style:family="paragraph" style:parent-style-name="Text_20_body" style:list-style-name="WWNum6">
      <style:text-properties fo:color="#000000" style:font-name="Linux Libertine O" fo:font-size="12pt" officeooo:paragraph-rsid="001df0cc" style:font-size-asian="12pt" style:font-size-complex="12pt"/>
    </style:style>
    <style:style style:name="P29" style:family="paragraph" style:parent-style-name="Text_20_body" style:list-style-name="L2">
      <style:text-properties fo:color="#000000" style:font-name="Linux Libertine O" fo:font-size="12pt" officeooo:paragraph-rsid="001df0cc" style:font-size-asian="12pt" style:font-size-complex="12pt"/>
    </style:style>
    <style:style style:name="P30" style:family="paragraph" style:parent-style-name="Text_20_body" style:list-style-name="L3">
      <style:text-properties fo:color="#000000" style:font-name="Linux Libertine O" fo:font-size="12pt" officeooo:paragraph-rsid="0062c67b" style:font-size-asian="12pt" style:font-size-complex="12pt"/>
    </style:style>
    <style:style style:name="P31" style:family="paragraph" style:parent-style-name="Text_20_body" style:list-style-name="L4">
      <style:text-properties fo:color="#000000" style:font-name="Linux Libertine O" fo:font-size="12pt" officeooo:paragraph-rsid="0062c67b" style:font-size-asian="12pt" style:font-size-complex="12pt"/>
    </style:style>
    <style:style style:name="P32" style:family="paragraph" style:parent-style-name="Text_20_body" style:list-style-name="L5">
      <style:text-properties fo:color="#000000" style:font-name="Linux Libertine O" fo:font-size="12pt" officeooo:paragraph-rsid="0062c67b" style:font-size-asian="12pt" style:font-size-complex="12pt"/>
    </style:style>
    <style:style style:name="P33" style:family="paragraph" style:parent-style-name="Text_20_body" style:list-style-name="WWNum18">
      <style:text-properties fo:color="#000000" style:font-name="Linux Libertine O" fo:font-size="12pt" officeooo:paragraph-rsid="00388f08" style:font-size-asian="12pt" style:font-size-complex="12pt"/>
    </style:style>
    <style:style style:name="P34" style:family="paragraph" style:parent-style-name="Text_20_body" style:list-style-name="L6">
      <style:text-properties fo:color="#000000" style:font-name="Linux Libertine O" fo:font-size="12pt" officeooo:paragraph-rsid="012bc14c" style:font-size-asian="12pt" style:font-size-complex="12pt"/>
    </style:style>
    <style:style style:name="P35" style:family="paragraph" style:parent-style-name="Text_20_body" style:list-style-name="WWNum13">
      <style:text-properties fo:color="#000000" style:font-name="Linux Libertine O" fo:font-size="12pt" officeooo:paragraph-rsid="0050a528" style:font-size-asian="12pt" style:font-size-complex="12pt"/>
    </style:style>
    <style:style style:name="P36" style:family="paragraph" style:parent-style-name="Text_20_body" style:list-style-name="WWNum13">
      <style:text-properties fo:color="#000000" style:font-name="Linux Libertine O" fo:font-size="12pt" officeooo:paragraph-rsid="0131aaee" style:font-size-asian="12pt" style:font-size-complex="12pt"/>
    </style:style>
    <style:style style:name="P37" style:family="paragraph" style:parent-style-name="Text_20_body" style:list-style-name="WWNum13">
      <style:text-properties fo:color="#000000" style:font-name="Linux Libertine O" fo:font-size="12pt" officeooo:paragraph-rsid="01457d22" style:font-size-asian="12pt" style:font-size-complex="12pt"/>
    </style:style>
    <style:style style:name="P38" style:family="paragraph" style:parent-style-name="Text_20_body" style:list-style-name="WWNum13">
      <style:paragraph-properties fo:text-align="start" style:justify-single-word="false"/>
      <style:text-properties fo:color="#000000" style:font-name="Linux Libertine O" fo:font-size="12pt" officeooo:paragraph-rsid="01457d22" style:font-size-asian="12pt" style:font-size-complex="12pt"/>
    </style:style>
    <style:style style:name="P39" style:family="paragraph" style:parent-style-name="Text_20_body" style:list-style-name="L8">
      <style:paragraph-properties fo:text-align="start" style:justify-single-word="false"/>
      <style:text-properties fo:color="#000000" style:font-name="Linux Libertine O" fo:font-size="12pt" officeooo:paragraph-rsid="014ee326" style:font-size-asian="12pt" style:font-size-complex="12pt"/>
    </style:style>
    <style:style style:name="P40" style:family="paragraph" style:parent-style-name="Text_20_body" style:list-style-name="L8">
      <style:text-properties fo:color="#000000" style:font-name="Linux Libertine O" fo:font-size="12pt" officeooo:paragraph-rsid="014ee326" style:font-size-asian="12pt" style:font-size-complex="12pt"/>
    </style:style>
    <style:style style:name="P41" style:family="paragraph" style:parent-style-name="Text_20_body" style:list-style-name="L9">
      <style:text-properties fo:color="#000000" style:font-name="Linux Libertine O" fo:font-size="12pt" officeooo:paragraph-rsid="055ec4de" style:font-size-asian="12pt" style:font-size-complex="12pt"/>
    </style:style>
    <style:style style:name="P42" style:family="paragraph" style:parent-style-name="Text_20_body" style:list-style-name="L9">
      <style:text-properties fo:color="#000000" style:font-name="Linux Libertine O" fo:font-size="12pt" officeooo:paragraph-rsid="055ee788" style:font-size-asian="12pt" style:font-size-complex="12pt"/>
    </style:style>
    <style:style style:name="P43" style:family="paragraph" style:parent-style-name="Text_20_body" style:list-style-name="L9">
      <style:text-properties fo:color="#000000" style:font-name="Linux Libertine O" fo:font-size="12pt" officeooo:paragraph-rsid="05606506" style:font-size-asian="12pt" style:font-size-complex="12pt"/>
    </style:style>
    <style:style style:name="P44" style:family="paragraph" style:parent-style-name="Text_20_body" style:list-style-name="L9">
      <style:text-properties fo:color="#000000" style:font-name="Linux Libertine O" fo:font-size="12pt" officeooo:paragraph-rsid="05620719" style:font-size-asian="12pt" style:font-size-complex="12pt"/>
    </style:style>
    <style:style style:name="P45" style:family="paragraph" style:parent-style-name="Text_20_body" style:list-style-name="L10">
      <style:text-properties fo:color="#000000" style:font-name="Linux Libertine O" fo:font-size="12pt" officeooo:paragraph-rsid="0555daee" style:font-size-asian="12pt" style:font-size-complex="12pt"/>
    </style:style>
    <style:style style:name="P46" style:family="paragraph" style:parent-style-name="Text_20_body" style:list-style-name="L10">
      <style:text-properties fo:color="#000000" style:font-name="Linux Libertine O" fo:font-size="12pt" officeooo:paragraph-rsid="056cc8a4" style:font-size-asian="12pt" style:font-size-complex="12pt"/>
    </style:style>
    <style:style style:name="P47" style:family="paragraph" style:parent-style-name="Text_20_body" style:list-style-name="L10">
      <style:text-properties fo:color="#000000" style:font-name="Linux Libertine O" fo:font-size="12pt" officeooo:rsid="05723af4" officeooo:paragraph-rsid="05723af4" style:font-size-asian="12pt" style:font-size-complex="12pt"/>
    </style:style>
    <style:style style:name="P48" style:family="paragraph" style:parent-style-name="Text_20_body" style:list-style-name="L10">
      <style:text-properties fo:color="#000000" style:font-name="Linux Libertine O" fo:font-size="12pt" officeooo:rsid="058dce9d" officeooo:paragraph-rsid="058dce9d" style:font-size-asian="12pt" style:font-size-complex="12pt"/>
    </style:style>
    <style:style style:name="P49" style:family="paragraph" style:parent-style-name="Text_20_body" style:list-style-name="L12">
      <style:text-properties fo:color="#000000" style:font-name="Linux Libertine O" fo:font-size="12pt" style:font-size-asian="12pt" style:font-size-complex="12pt"/>
    </style:style>
    <style:style style:name="P50" style:family="paragraph" style:parent-style-name="Text_20_body" style:list-style-name="L13">
      <style:text-properties fo:color="#000000" style:font-name="Linux Libertine O" fo:font-size="12pt" officeooo:rsid="05e4f5cc" officeooo:paragraph-rsid="05f949a3" style:font-size-asian="12pt" style:font-size-complex="12pt"/>
    </style:style>
    <style:style style:name="P51" style:family="paragraph" style:parent-style-name="Text_20_body" style:list-style-name="L13">
      <style:text-properties fo:color="#000000" style:font-name="Linux Libertine O" fo:font-size="12pt" officeooo:rsid="05e5d67d" officeooo:paragraph-rsid="05e4f5cc" style:font-size-asian="12pt" style:font-size-complex="12pt"/>
    </style:style>
    <style:style style:name="P52" style:family="paragraph" style:parent-style-name="Text_20_body" style:list-style-name="L15">
      <style:text-properties fo:color="#000000" style:font-name="Linux Libertine O" fo:font-size="12pt" officeooo:paragraph-rsid="062eea64" style:font-size-asian="12pt" style:font-size-complex="12pt"/>
    </style:style>
    <style:style style:name="P53" style:family="paragraph" style:parent-style-name="Text_20_body" style:list-style-name="L12">
      <style:text-properties fo:color="#000000" style:font-name="Linux Libertine O" fo:font-size="12pt" officeooo:rsid="064cbdd3" officeooo:paragraph-rsid="064cbdd3" style:font-size-asian="12pt" style:font-size-complex="12pt"/>
    </style:style>
    <style:style style:name="P54" style:family="paragraph" style:parent-style-name="Text_20_body" style:list-style-name="WWNum13">
      <style:text-properties fo:color="#000000" style:font-name="Linux Libertine O" fo:font-size="12pt" fo:font-weight="bold" officeooo:paragraph-rsid="01457d22" style:font-size-asian="12pt" style:font-weight-asian="bold" style:font-size-complex="12pt" style:font-weight-complex="bold"/>
    </style:style>
    <style:style style:name="P55" style:family="paragraph" style:parent-style-name="Text_20_body" style:list-style-name="L10">
      <style:text-properties fo:color="#000000" style:font-name="Linux Libertine O" fo:font-size="12pt" fo:font-weight="bold" officeooo:paragraph-rsid="056cc8a4" style:font-size-asian="12pt" style:font-weight-asian="bold" style:font-size-complex="12pt" style:font-weight-complex="bold"/>
    </style:style>
    <style:style style:name="P56" style:family="paragraph" style:parent-style-name="Text_20_body" style:list-style-name="L11">
      <style:text-properties fo:color="#000000" style:font-name="Linux Libertine O"/>
    </style:style>
    <style:style style:name="P57" style:family="paragraph" style:parent-style-name="Text_20_body" style:list-style-name="L12">
      <style:text-properties fo:color="#000000" style:font-name="Linux Libertine O"/>
    </style:style>
    <style:style style:name="P58" style:family="paragraph" style:parent-style-name="Text_20_body" style:list-style-name="L16">
      <style:text-properties fo:color="#000000" style:font-name="Linux Libertine O"/>
    </style:style>
    <style:style style:name="P59" style:family="paragraph" style:parent-style-name="Text_20_body" style:list-style-name="L17">
      <style:text-properties fo:color="#000000" style:font-name="Linux Libertine O" fo:font-size="13pt" officeooo:paragraph-rsid="01555ff8" style:font-size-asian="13pt" style:font-size-complex="13pt"/>
    </style:style>
    <style:style style:name="P60" style:family="paragraph" style:parent-style-name="Text_20_body" style:list-style-name="L18">
      <style:text-properties fo:color="#000000" style:font-name="Linux Libertine O" fo:font-size="13pt" officeooo:paragraph-rsid="01555ff8" style:font-size-asian="13pt" style:font-size-complex="13pt"/>
    </style:style>
    <style:style style:name="P61" style:family="paragraph" style:parent-style-name="Text_20_body" style:list-style-name="L19">
      <style:text-properties fo:color="#000000" style:font-name="Linux Libertine O" fo:font-size="13pt" officeooo:paragraph-rsid="01555ff8" style:font-size-asian="13pt" style:font-size-complex="13pt"/>
    </style:style>
    <style:style style:name="P62" style:family="paragraph" style:parent-style-name="Text_20_body" style:list-style-name="L20">
      <style:text-properties fo:color="#000000" style:font-name="Linux Libertine O" fo:font-size="13pt" officeooo:paragraph-rsid="00a427b4" style:font-size-asian="13pt" style:font-size-complex="13pt"/>
    </style:style>
    <style:style style:name="P63" style:family="paragraph" style:parent-style-name="Text_20_body" style:list-style-name="L21">
      <style:text-properties fo:color="#000000" style:font-name="Linux Libertine O" fo:font-size="13pt" officeooo:paragraph-rsid="00a427b4" style:font-size-asian="13pt" style:font-size-complex="13pt"/>
    </style:style>
    <style:style style:name="P64" style:family="paragraph" style:parent-style-name="Text_20_body" style:list-style-name="L22">
      <style:text-properties fo:color="#000000" style:font-name="Linux Libertine O" fo:font-size="13pt" officeooo:paragraph-rsid="00a427b4" style:font-size-asian="13pt" style:font-size-complex="13pt"/>
    </style:style>
    <style:style style:name="P65" style:family="paragraph" style:parent-style-name="Text_20_body" style:list-style-name="WWNum13">
      <style:text-properties officeooo:paragraph-rsid="01387c5e"/>
    </style:style>
    <style:style style:name="P66" style:family="paragraph" style:parent-style-name="Text_20_body" style:list-style-name="WWNum13">
      <style:paragraph-properties fo:text-align="start" style:justify-single-word="false"/>
      <style:text-properties fo:font-size="13pt" officeooo:paragraph-rsid="01322304" style:font-size-asian="13pt" style:font-size-complex="13pt"/>
    </style:style>
    <style:style style:name="P67" style:family="paragraph" style:parent-style-name="Text_20_body" style:list-style-name="WWNum13">
      <style:paragraph-properties fo:text-align="start" style:justify-single-word="false"/>
      <style:text-properties fo:font-size="13pt" officeooo:paragraph-rsid="01387c5e" style:font-size-asian="13pt" style:font-size-complex="13pt"/>
    </style:style>
    <style:style style:name="P68" style:family="paragraph" style:parent-style-name="Text_20_body" style:list-style-name="L7">
      <style:text-properties style:font-name="Linux Libertine O"/>
    </style:style>
    <style:style style:name="P69" style:family="paragraph" style:parent-style-name="Text_20_body" style:list-style-name="L10">
      <style:text-properties fo:font-variant="normal" fo:text-transform="none" fo:color="#000000" style:text-line-through-style="none" style:text-line-through-type="none" style:font-name="Linux Libertine O" fo:font-size="12pt" fo:font-style="normal" style:text-underline-style="none" fo:font-weight="normal" officeooo:rsid="054ec46a" officeooo:paragraph-rsid="056cc8a4" style:text-blinking="false" fo:background-color="transparent" style:font-size-asian="12pt" style:font-weight-asian="normal" style:font-size-complex="12pt" style:font-weight-complex="normal"/>
    </style:style>
    <style:style style:name="P70" style:family="paragraph" style:parent-style-name="Text_20_body" style:list-style-name="L12">
      <style:text-properties fo:font-variant="normal" fo:text-transform="none" fo:color="#000000" style:text-line-through-style="none" style:text-line-through-type="none" style:font-name="Linux Libertine O" fo:font-size="12pt" fo:font-style="normal" style:text-underline-style="none" officeooo:paragraph-rsid="05d45f59" style:text-blinking="false" fo:background-color="transparent" style:font-size-asian="12pt" style:font-size-complex="12pt"/>
    </style:style>
    <style:style style:name="P71" style:family="paragraph" style:parent-style-name="Text_20_body" style:list-style-name="L12">
      <style:text-properties fo:font-variant="normal" fo:text-transform="none" fo:color="#000000" style:text-line-through-style="none" style:text-line-through-type="none" style:font-name="Linux Libertine O" fo:font-size="12pt" fo:font-style="normal" style:text-underline-style="none" officeooo:rsid="064cbdd3" officeooo:paragraph-rsid="064cbdd3" style:text-blinking="false" fo:background-color="transparent" style:font-size-asian="12pt" style:font-size-complex="12pt"/>
    </style:style>
    <style:style style:name="P72" style:family="paragraph" style:parent-style-name="Text_20_body" style:list-style-name="L12"/>
    <style:style style:name="P73" style:family="paragraph" style:parent-style-name="Text_20_body" style:list-style-name="L13">
      <style:text-properties officeooo:paragraph-rsid="0617ee8d"/>
    </style:style>
    <style:style style:name="P74" style:family="paragraph" style:parent-style-name="Text_20_body" style:list-style-name="L13">
      <style:text-properties fo:font-size="12pt" officeooo:rsid="05f845f6" officeooo:paragraph-rsid="05f845f6" style:font-size-asian="12pt" style:font-size-complex="12pt"/>
    </style:style>
    <style:style style:name="P75" style:family="paragraph" style:parent-style-name="Text_20_body" style:list-style-name="L13">
      <style:text-properties fo:font-size="12pt" officeooo:rsid="05e4f5cc" officeooo:paragraph-rsid="060f9ea1" style:font-size-asian="12pt" style:font-size-complex="12pt"/>
    </style:style>
    <style:style style:name="P76" style:family="paragraph" style:parent-style-name="Text_20_body" style:list-style-name="L13">
      <style:text-properties fo:font-size="12pt" officeooo:rsid="05e4f5cc" officeooo:paragraph-rsid="0617ee8d" style:font-size-asian="12pt" style:font-size-complex="12pt"/>
    </style:style>
    <style:style style:name="P77" style:family="paragraph" style:parent-style-name="Text_20_body" style:list-style-name="L14">
      <style:text-properties officeooo:paragraph-rsid="062915bf"/>
    </style:style>
    <style:style style:name="P78" style:family="paragraph" style:parent-style-name="Text_20_body" style:list-style-name="L14">
      <style:text-properties officeooo:paragraph-rsid="0629a43a"/>
    </style:style>
    <style:style style:name="P79" style:family="paragraph" style:parent-style-name="Text_20_body" style:list-style-name="L14">
      <style:text-properties officeooo:paragraph-rsid="062eea64"/>
    </style:style>
    <style:style style:name="P80" style:family="paragraph" style:parent-style-name="Text_20_body" style:list-style-name="L16"/>
    <style:style style:name="P81" style:family="paragraph" style:parent-style-name="Text_20_body" style:list-style-name="L19">
      <style:text-properties officeooo:paragraph-rsid="01555ff8"/>
    </style:style>
    <style:style style:name="P82" style:family="paragraph" style:parent-style-name="Heading_20_1">
      <style:text-properties fo:color="#000000" style:font-name="Linux Libertine O"/>
    </style:style>
    <style:style style:name="P83" style:family="paragraph" style:parent-style-name="Heading_20_1">
      <style:text-properties fo:color="#000000" style:font-name="Linux Libertine O" fo:font-size="14pt" style:font-size-asian="14pt" style:font-size-complex="14pt"/>
    </style:style>
    <style:style style:name="P84" style:family="paragraph" style:parent-style-name="Heading_20_1">
      <style:text-properties fo:color="#000000" style:font-name="Linux Libertine O" fo:font-size="13pt" style:font-size-asian="13pt" style:font-size-complex="13pt"/>
    </style:style>
    <style:style style:name="P85" style:family="paragraph" style:parent-style-name="Heading_20_1">
      <style:text-properties fo:color="#000000" style:font-name="Linux Libertine O" fo:font-size="13pt" officeooo:paragraph-rsid="00388f08" style:font-size-asian="13pt" style:font-size-complex="13pt"/>
    </style:style>
    <style:style style:name="P86" style:family="paragraph" style:parent-style-name="Heading_20_1">
      <style:text-properties fo:color="#000000" style:font-name="Linux Libertine O" fo:font-size="13pt" officeooo:paragraph-rsid="0050a528" style:font-size-asian="13pt" style:font-size-complex="13pt"/>
    </style:style>
    <style:style style:name="P87" style:family="paragraph" style:parent-style-name="Heading_20_1">
      <style:text-properties style:font-name="Linux Libertine O"/>
    </style:style>
    <style:style style:name="P88" style:family="paragraph" style:parent-style-name="Heading_20_2">
      <style:text-properties fo:color="#000000" style:font-name="Linux Libertine O"/>
    </style:style>
    <style:style style:name="P89" style:family="paragraph" style:parent-style-name="Heading_20_2">
      <style:text-properties fo:color="#000000" style:font-name="Linux Libertine O" fo:font-size="13pt" style:font-size-asian="13pt" style:font-size-complex="13pt"/>
    </style:style>
    <style:style style:name="P90" style:family="paragraph" style:parent-style-name="Heading_20_2">
      <style:text-properties fo:color="#000000" style:font-name="Linux Libertine O" fo:font-size="13pt" officeooo:rsid="01caf5d8" officeooo:paragraph-rsid="01caf5d8" style:font-size-asian="13pt" style:font-size-complex="13pt"/>
    </style:style>
    <style:style style:name="P91" style:family="paragraph" style:parent-style-name="Heading_20_2">
      <style:text-properties fo:color="#000000" style:font-name="Linux Libertine O" fo:font-weight="bold" style:font-weight-asian="bold" style:font-weight-complex="bold"/>
    </style:style>
    <style:style style:name="P92" style:family="paragraph" style:parent-style-name="Heading_20_3">
      <style:text-properties fo:color="#000000" style:font-name="Linux Libertine O" fo:font-size="13pt" style:font-size-asian="13pt" style:font-size-complex="13pt"/>
    </style:style>
    <style:style style:name="P93" style:family="paragraph" style:parent-style-name="Heading_20_3">
      <style:text-properties fo:color="#000000" style:font-name="Linux Libertine O" fo:font-size="13pt" officeooo:rsid="050a87be" style:font-size-asian="13pt" style:font-size-complex="13pt"/>
    </style:style>
    <style:style style:name="P94" style:family="paragraph" style:parent-style-name="Preformatted_20_Text" style:list-style-name="L16">
      <style:text-properties fo:font-variant="normal" fo:text-transform="none" fo:color="#000000" style:text-line-through-style="none" style:text-line-through-type="none" style:font-name="Linux Libertine O" fo:font-size="12pt" fo:font-style="normal" style:text-underline-style="none" officeooo:rsid="05be3645" officeooo:paragraph-rsid="05be3645" style:text-blinking="false" fo:background-color="transparent" style:font-size-asian="12pt" style:font-size-complex="12pt"/>
    </style:style>
    <style:style style:name="T1" style:family="text">
      <style:text-properties style:font-name-asian="Cambria" style:font-name-complex="Cambria"/>
    </style:style>
    <style:style style:name="T2" style:family="text">
      <style:text-properties officeooo:rsid="007c464c" style:font-name-asian="Cambria" style:font-name-complex="Cambria"/>
    </style:style>
    <style:style style:name="T3" style:family="text">
      <style:text-properties fo:font-weight="bold" style:font-name-asian="Cambria" style:font-weight-asian="bold" style:font-name-complex="Cambria"/>
    </style:style>
    <style:style style:name="T4" style:family="text">
      <style:text-properties fo:font-weight="bold" style:font-name-asian="Cambria" style:font-weight-asian="bold" style:font-name-complex="Cambria"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ece53c" style:font-weight-asian="bold" style:font-weight-complex="bold"/>
    </style:style>
    <style:style style:name="T8" style:family="text">
      <style:text-properties fo:font-weight="bold" officeooo:rsid="01f025c6" style:font-weight-asian="bold" style:font-weight-complex="bold"/>
    </style:style>
    <style:style style:name="T9" style:family="text">
      <style:text-properties fo:font-weight="bold" officeooo:rsid="01f2f713" style:font-weight-asian="bold" style:font-weight-complex="bold"/>
    </style:style>
    <style:style style:name="T10" style:family="text">
      <style:text-properties fo:font-weight="bold" officeooo:rsid="01f499fc" style:font-weight-asian="bold" style:font-weight-complex="bold"/>
    </style:style>
    <style:style style:name="T11" style:family="text">
      <style:text-properties fo:font-weight="bold" officeooo:rsid="01fddfef" style:font-weight-asian="bold" style:font-weight-complex="bold"/>
    </style:style>
    <style:style style:name="T12" style:family="text">
      <style:text-properties fo:font-weight="bold" officeooo:rsid="051244ba" style:font-weight-asian="bold" style:font-weight-complex="bold"/>
    </style:style>
    <style:style style:name="T13" style:family="text">
      <style:text-properties fo:font-weight="bold" fo:background-color="transparent" loext:char-shading-value="0"/>
    </style:style>
    <style:style style:name="T14" style:family="text">
      <style:text-properties officeooo:rsid="007b47e2"/>
    </style:style>
    <style:style style:name="T15" style:family="text">
      <style:text-properties officeooo:rsid="01ece53c"/>
    </style:style>
    <style:style style:name="T16" style:family="text">
      <style:text-properties fo:font-variant="normal" fo:text-transform="none" fo:color="#000000" style:text-line-through-style="none" style:text-line-through-type="none" style:font-name="Linux Libertine O"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Linux Libertine O" fo:font-style="normal" style:text-underline-style="none" officeooo:rsid="05b02899" style:text-blinking="false" fo:background-color="transparent" loext:char-shading-value="0"/>
    </style:style>
    <style:style style:name="T18" style:family="text">
      <style:text-properties fo:font-variant="normal" fo:text-transform="none" fo:color="#000000" style:text-line-through-style="none" style:text-line-through-type="none" style:font-name="Linux Libertine O" fo:font-size="12pt" fo:letter-spacing="normal" fo:font-style="normal" style:text-underline-style="none" fo:font-weight="normal" style:text-blinking="false" fo:background-color="#ffffff" loext:char-shading-value="0" style:font-size-asian="12pt" style:font-size-complex="12pt"/>
    </style:style>
    <style:style style:name="T19" style:family="text">
      <style:text-properties fo:font-variant="normal" fo:text-transform="none" fo:color="#000000" style:text-line-through-style="none" style:text-line-through-type="none" style:font-name="Linux Libertine O" fo:font-size="13pt" fo:letter-spacing="normal" fo:font-style="normal" style:text-underline-style="none" fo:font-weight="normal" style:text-blinking="false" fo:background-color="#ffffff" loext:char-shading-value="0" style:font-size-asian="13pt" style:font-size-complex="13pt"/>
    </style:style>
    <style:style style:name="T20" style:family="text">
      <style:text-properties fo:font-variant="normal" fo:text-transform="none" fo:color="#000000" style:text-line-through-style="none" style:text-line-through-type="none" style:font-name="Linux Libertine O" fo:font-size="13pt" fo:letter-spacing="normal" fo:font-style="normal" style:text-underline-style="none" fo:font-weight="normal" style:text-blinking="false" style:font-size-asian="13pt" style:font-size-complex="13pt"/>
    </style:style>
    <style:style style:name="T21" style:family="text">
      <style:text-properties fo:font-variant="normal" fo:text-transform="none" fo:color="#000000" style:font-name="Linux Libertine O" fo:font-size="12pt" fo:letter-spacing="normal" fo:font-style="normal" fo:font-weight="normal" style:font-size-asian="12pt" style:font-size-complex="12pt"/>
    </style:style>
    <style:style style:name="T22" style:family="text">
      <style:text-properties fo:font-variant="normal" fo:text-transform="none" fo:color="#000000" style:font-name="Linux Libertine O" fo:font-size="13pt" fo:letter-spacing="normal" fo:font-style="normal" fo:font-weight="normal" style:font-size-asian="13pt" style:font-size-complex="13pt"/>
    </style:style>
    <style:style style:name="T23"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5" style:family="text">
      <style:text-properties fo:font-variant="normal" fo:text-transform="none" style:text-line-through-style="none" style:text-line-through-type="none" fo:font-style="normal" style:text-underline-style="none" fo:font-weight="bold" officeooo:rsid="051c4749" style:text-blinking="false" fo:background-color="transparent" loext:char-shading-value="0" style:font-weight-asian="bold" style:font-weight-complex="bold"/>
    </style:style>
    <style:style style:name="T26" style:family="text">
      <style:text-properties fo:font-variant="normal" fo:text-transform="none" style:text-line-through-style="none" style:text-line-through-type="none" fo:font-style="normal" style:text-underline-style="none" fo:font-weight="bold" officeooo:rsid="0527ffcd" style:text-blinking="false" fo:background-color="transparent" loext:char-shading-value="0" style:font-weight-asian="bold" style:font-weight-complex="bold"/>
    </style:style>
    <style:style style:name="T27" style:family="text">
      <style:text-properties fo:font-variant="normal" fo:text-transform="none" style:text-line-through-style="none" style:text-line-through-type="none" fo:font-style="normal" style:text-underline-style="none" fo:font-weight="bold" officeooo:rsid="02851871" style:text-blinking="false" fo:background-color="transparent" loext:char-shading-value="0" style:font-weight-asian="bold" style:font-weight-complex="bold"/>
    </style:style>
    <style:style style:name="T28" style:family="text">
      <style:text-properties fo:font-variant="normal" fo:text-transform="none" style:text-line-through-style="none" style:text-line-through-type="none" fo:font-style="normal" style:text-underline-style="none" fo:font-weight="bold" officeooo:rsid="05405914" style:text-blinking="false" fo:background-color="transparent" loext:char-shading-value="0" style:font-weight-asian="bold" style:font-weight-complex="bold"/>
    </style:style>
    <style:style style:name="T29" style:family="text">
      <style:text-properties fo:font-variant="normal" fo:text-transform="none" style:text-line-through-style="none" style:text-line-through-type="none" fo:font-style="normal" style:text-underline-style="none" fo:font-weight="bold" officeooo:rsid="05437c96" style:text-blinking="false" fo:background-color="transparent" loext:char-shading-value="0" style:font-weight-asian="bold" style:font-weight-complex="bold"/>
    </style:style>
    <style:style style:name="T30" style:family="text">
      <style:text-properties fo:font-variant="normal" fo:text-transform="none" style:text-line-through-style="none" style:text-line-through-type="none" fo:font-style="normal" style:text-underline-style="none" fo:font-weight="bold" officeooo:rsid="05aedacb" style:text-blinking="false" fo:background-color="transparent" loext:char-shading-value="0" style:font-weight-asian="bold" style:font-weight-complex="bold"/>
    </style:style>
    <style:style style:name="T31" style:family="text">
      <style:text-properties fo:font-variant="normal" fo:text-transform="none" style:text-line-through-style="none" style:text-line-through-type="none" fo:font-style="normal" style:text-underline-style="none" fo:font-weight="bold" officeooo:rsid="05b02899" style:text-blinking="false" fo:background-color="transparent" loext:char-shading-value="0" style:font-weight-asian="bold" style:font-weight-complex="bold"/>
    </style:style>
    <style:style style:name="T3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4" style:family="text">
      <style:text-properties fo:font-variant="normal" fo:text-transform="none" style:text-line-through-style="none" style:text-line-through-type="none" fo:font-style="normal" style:text-underline-style="none" fo:font-weight="normal" officeooo:rsid="027bb547" style:text-blinking="false" fo:background-color="transparent" loext:char-shading-value="0" style:font-weight-asian="normal" style:font-weight-complex="normal"/>
    </style:style>
    <style:style style:name="T35" style:family="text">
      <style:text-properties fo:font-variant="normal" fo:text-transform="none" style:text-line-through-style="none" style:text-line-through-type="none" fo:font-style="normal" style:text-underline-style="none" fo:font-weight="normal" officeooo:rsid="027d6649" style:text-blinking="false" fo:background-color="transparent" loext:char-shading-value="0" style:font-weight-asian="normal" style:font-weight-complex="normal"/>
    </style:style>
    <style:style style:name="T36" style:family="text">
      <style:text-properties fo:font-variant="normal" fo:text-transform="none" style:text-line-through-style="none" style:text-line-through-type="none" fo:font-style="normal" style:text-underline-style="none" fo:font-weight="normal" officeooo:rsid="051c4749" style:text-blinking="false" fo:background-color="transparent" loext:char-shading-value="0" style:font-weight-asian="normal" style:font-weight-complex="normal"/>
    </style:style>
    <style:style style:name="T37" style:family="text">
      <style:text-properties fo:font-variant="normal" fo:text-transform="none" style:text-line-through-style="none" style:text-line-through-type="none" fo:font-style="normal" style:text-underline-style="none" fo:font-weight="normal" officeooo:rsid="051e076d" style:text-blinking="false" fo:background-color="transparent" loext:char-shading-value="0" style:font-weight-asian="normal" style:font-weight-complex="normal"/>
    </style:style>
    <style:style style:name="T38" style:family="text">
      <style:text-properties fo:font-variant="normal" fo:text-transform="none" style:text-line-through-style="none" style:text-line-through-type="none" fo:font-style="normal" style:text-underline-style="none" fo:font-weight="normal" officeooo:rsid="0527ffcd" style:text-blinking="false" fo:background-color="transparent" loext:char-shading-value="0" style:font-weight-asian="normal" style:font-weight-complex="normal"/>
    </style:style>
    <style:style style:name="T39" style:family="text">
      <style:text-properties fo:font-variant="normal" fo:text-transform="none" style:text-line-through-style="none" style:text-line-through-type="none" fo:font-style="normal" style:text-underline-style="none" fo:font-weight="normal" officeooo:rsid="0529ee2e" style:text-blinking="false" fo:background-color="transparent" loext:char-shading-value="0" style:font-weight-asian="normal" style:font-weight-complex="normal"/>
    </style:style>
    <style:style style:name="T40" style:family="text">
      <style:text-properties fo:font-variant="normal" fo:text-transform="none" style:text-line-through-style="none" style:text-line-through-type="none" fo:font-style="normal" style:text-underline-style="none" fo:font-weight="normal" officeooo:rsid="052bdfd6" style:text-blinking="false" fo:background-color="transparent" loext:char-shading-value="0" style:font-weight-asian="normal" style:font-weight-complex="normal"/>
    </style:style>
    <style:style style:name="T41" style:family="text">
      <style:text-properties fo:font-variant="normal" fo:text-transform="none" style:text-line-through-style="none" style:text-line-through-type="none" fo:font-style="normal" style:text-underline-style="none" fo:font-weight="normal" officeooo:rsid="052ca1a8" style:text-blinking="false" fo:background-color="transparent" loext:char-shading-value="0" style:font-weight-asian="normal" style:font-weight-complex="normal"/>
    </style:style>
    <style:style style:name="T42" style:family="text">
      <style:text-properties fo:font-variant="normal" fo:text-transform="none" style:text-line-through-style="none" style:text-line-through-type="none" fo:font-style="normal" style:text-underline-style="none" fo:font-weight="normal" officeooo:rsid="02851871" style:text-blinking="false" fo:background-color="transparent" loext:char-shading-value="0" style:font-weight-asian="normal" style:font-weight-complex="normal"/>
    </style:style>
    <style:style style:name="T43" style:family="text">
      <style:text-properties fo:font-variant="normal" fo:text-transform="none" style:text-line-through-style="none" style:text-line-through-type="none" fo:font-style="normal" style:text-underline-style="none" fo:font-weight="normal" officeooo:rsid="05405914" style:text-blinking="false" fo:background-color="transparent" loext:char-shading-value="0" style:font-weight-asian="normal" style:font-weight-complex="normal"/>
    </style:style>
    <style:style style:name="T44" style:family="text">
      <style:text-properties fo:font-variant="normal" fo:text-transform="none" style:text-line-through-style="none" style:text-line-through-type="none" fo:font-style="normal" style:text-underline-style="none" fo:font-weight="normal" officeooo:rsid="05437c96" style:text-blinking="false" fo:background-color="transparent" loext:char-shading-value="0" style:font-weight-asian="normal" style:font-weight-complex="normal"/>
    </style:style>
    <style:style style:name="T45" style:family="text">
      <style:text-properties fo:font-variant="normal" fo:text-transform="none" style:text-line-through-style="none" style:text-line-through-type="none" fo:font-style="normal" style:text-underline-style="none" fo:font-weight="normal" officeooo:rsid="0548a7ab" style:text-blinking="false" fo:background-color="transparent" loext:char-shading-value="0" style:font-weight-asian="normal" style:font-weight-complex="normal"/>
    </style:style>
    <style:style style:name="T46" style:family="text">
      <style:text-properties fo:font-variant="normal" fo:text-transform="none" style:text-line-through-style="none" style:text-line-through-type="none" fo:font-style="normal" style:text-underline-style="none" fo:font-weight="normal" officeooo:rsid="054ec46a" style:text-blinking="false" fo:background-color="transparent" loext:char-shading-value="0" style:font-weight-asian="normal" style:font-weight-complex="normal"/>
    </style:style>
    <style:style style:name="T47" style:family="text">
      <style:text-properties fo:font-variant="normal" fo:text-transform="none" style:text-line-through-style="none" style:text-line-through-type="none" fo:font-style="normal" style:text-underline-style="none" fo:font-weight="normal" officeooo:rsid="0574040c" style:text-blinking="false" fo:background-color="transparent" loext:char-shading-value="0" style:font-weight-asian="normal" style:font-weight-complex="normal"/>
    </style:style>
    <style:style style:name="T48" style:family="text">
      <style:text-properties fo:font-variant="normal" fo:text-transform="none" style:text-line-through-style="none" style:text-line-through-type="none" fo:font-style="normal" style:text-underline-style="none" fo:font-weight="normal" officeooo:rsid="06b94c87" style:text-blinking="false" fo:background-color="transparent" loext:char-shading-value="0" style:font-weight-asian="normal" style:font-weight-complex="normal"/>
    </style:style>
    <style:style style:name="T49" style:family="text">
      <style:text-properties fo:font-variant="normal" fo:text-transform="none" style:text-line-through-style="none" style:text-line-through-type="none" fo:font-style="normal" style:text-underline-style="none" fo:font-weight="normal" officeooo:rsid="06bd52e0" style:text-blinking="false" fo:background-color="transparent" loext:char-shading-value="0" style:font-weight-asian="normal" style:font-weight-complex="normal"/>
    </style:style>
    <style:style style:name="T50" style:family="text">
      <style:text-properties fo:font-variant="normal" fo:text-transform="none" style:text-line-through-style="none" style:text-line-through-type="none" fo:font-style="normal" style:text-underline-style="none" fo:font-weight="normal" officeooo:rsid="06bd91b5" style:text-blinking="false" fo:background-color="transparent" loext:char-shading-value="0" style:font-weight-asian="normal" style:font-weight-complex="normal"/>
    </style:style>
    <style:style style:name="T51" style:family="text">
      <style:text-properties fo:font-variant="normal" fo:text-transform="none" style:text-line-through-style="none" style:text-line-through-type="none" fo:font-style="normal" style:text-underline-style="none" fo:font-weight="normal" officeooo:rsid="05927bf3" style:text-blinking="false" fo:background-color="transparent" loext:char-shading-value="0" style:font-weight-asian="normal" style:font-weight-complex="normal"/>
    </style:style>
    <style:style style:name="T5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53" style:family="text">
      <style:text-properties fo:font-variant="normal" fo:text-transform="none" style:text-line-through-style="none" style:text-line-through-type="none" fo:font-style="normal" style:text-underline-style="none" officeooo:rsid="05437c96" style:text-blinking="false" fo:background-color="transparent" loext:char-shading-value="0"/>
    </style:style>
    <style:style style:name="T54" style:family="text">
      <style:text-properties fo:font-variant="normal" fo:text-transform="none" style:text-line-through-style="none" style:text-line-through-type="none" fo:font-style="normal" style:text-underline-style="none" officeooo:rsid="05548376" style:text-blinking="false" fo:background-color="transparent" loext:char-shading-value="0"/>
    </style:style>
    <style:style style:name="T55" style:family="text">
      <style:text-properties fo:font-variant="normal" fo:text-transform="none" style:text-line-through-style="none" style:text-line-through-type="none" fo:font-style="normal" style:text-underline-style="none" officeooo:rsid="058cc915" style:text-blinking="false" fo:background-color="transparent" loext:char-shading-value="0"/>
    </style:style>
    <style:style style:name="T56" style:family="text">
      <style:text-properties fo:font-variant="normal" fo:text-transform="none" style:text-line-through-style="none" style:text-line-through-type="none" fo:font-style="normal" style:text-underline-style="none" officeooo:rsid="05927bf3" style:text-blinking="false" fo:background-color="transparent" loext:char-shading-value="0"/>
    </style:style>
    <style:style style:name="T57" style:family="text">
      <style:text-properties fo:font-variant="normal" fo:text-transform="none" style:text-line-through-style="none" style:text-line-through-type="none" fo:font-style="normal" style:text-underline-style="none" officeooo:rsid="02b7bb6b" style:text-blinking="false" fo:background-color="transparent" loext:char-shading-value="0"/>
    </style:style>
    <style:style style:name="T58" style:family="text">
      <style:text-properties fo:font-variant="normal" fo:text-transform="none" style:text-line-through-style="none" style:text-line-through-type="none" fo:font-style="normal" style:text-underline-style="none" officeooo:rsid="05adc1d0" style:text-blinking="false" fo:background-color="transparent" loext:char-shading-value="0"/>
    </style:style>
    <style:style style:name="T59" style:family="text">
      <style:text-properties fo:font-variant="normal" fo:text-transform="none" style:text-line-through-style="none" style:text-line-through-type="none" fo:font-style="normal" style:text-underline-style="none" officeooo:rsid="05aedacb" style:text-blinking="false" fo:background-color="transparent" loext:char-shading-value="0"/>
    </style:style>
    <style:style style:name="T60" style:family="text">
      <style:text-properties fo:font-variant="normal" fo:text-transform="none" style:text-line-through-style="none" style:text-line-through-type="none" fo:font-style="normal" style:text-underline-style="none" officeooo:rsid="05b02899" style:text-blinking="false" fo:background-color="transparent" loext:char-shading-value="0"/>
    </style:style>
    <style:style style:name="T61" style:family="text">
      <style:text-properties fo:font-variant="normal" fo:text-transform="none" style:text-line-through-style="none" style:text-line-through-type="none" fo:font-style="normal" style:text-underline-style="none" officeooo:rsid="06c33d51" style:text-blinking="false" fo:background-color="transparent" loext:char-shading-value="0"/>
    </style:style>
    <style:style style:name="T62" style:family="text">
      <style:text-properties fo:font-variant="normal" fo:text-transform="none" style:text-line-through-style="none" style:text-line-through-type="none" fo:font-size="12pt" fo:font-style="normal" style:text-underline-style="none" style:text-blinking="false" fo:background-color="transparent" loext:char-shading-value="0" style:font-size-asian="12pt" style:font-size-complex="12pt"/>
    </style:style>
    <style:style style:name="T63" style:family="text">
      <style:text-properties fo:font-variant="normal" fo:text-transform="none" style:text-line-through-style="none" style:text-line-through-type="none" fo:font-size="12pt" fo:font-style="normal" style:text-underline-style="none" officeooo:rsid="06553d22" style:text-blinking="false" fo:background-color="transparent" loext:char-shading-value="0" style:font-size-asian="12pt" style:font-size-complex="12pt"/>
    </style:style>
    <style:style style:name="T64" style:family="text">
      <style:text-properties fo:font-variant="normal" fo:text-transform="none" style:text-line-through-style="none" style:text-line-through-type="none" fo:font-size="12pt" fo:font-style="normal" style:text-underline-style="none" officeooo:rsid="0656968f" style:text-blinking="false" fo:background-color="transparent" loext:char-shading-value="0" style:font-size-asian="12pt" style:font-size-complex="12pt"/>
    </style:style>
    <style:style style:name="T65" style:family="text">
      <style:text-properties fo:font-variant="normal" fo:text-transform="none" style:text-line-through-style="none" style:text-line-through-type="none" style:text-underline-style="none" style:text-blinking="false" fo:background-color="transparent" loext:char-shading-value="0"/>
    </style:style>
    <style:style style:name="T66" style:family="text">
      <style:text-properties fo:font-variant="normal" fo:text-transform="none" fo:letter-spacing="normal" fo:font-style="normal"/>
    </style:style>
    <style:style style:name="T67" style:family="text">
      <style:text-properties fo:font-variant="normal" fo:text-transform="none" fo:letter-spacing="normal" fo:font-style="normal" officeooo:rsid="0079aa8e"/>
    </style:style>
    <style:style style:name="T68" style:family="text">
      <style:text-properties officeooo:rsid="036ada06"/>
    </style:style>
    <style:style style:name="T69" style:family="text">
      <style:text-properties officeooo:rsid="033f8802"/>
    </style:style>
    <style:style style:name="T70" style:family="text">
      <style:text-properties officeooo:rsid="012c665d"/>
    </style:style>
    <style:style style:name="T71" style:family="text">
      <style:text-properties fo:background-color="transparent" loext:char-shading-value="0"/>
    </style:style>
    <style:style style:name="T72" style:family="text">
      <style:text-properties officeooo:rsid="01f2f713"/>
    </style:style>
    <style:style style:name="T73" style:family="text">
      <style:text-properties fo:font-weight="normal" style:font-weight-asian="normal" style:font-weight-complex="normal"/>
    </style:style>
    <style:style style:name="T74" style:family="text">
      <style:text-properties fo:font-weight="normal" officeooo:rsid="01fc6f10" style:font-weight-asian="normal" style:font-weight-complex="normal"/>
    </style:style>
    <style:style style:name="T75" style:family="text">
      <style:text-properties fo:font-weight="normal" officeooo:rsid="01fddfef" style:font-weight-asian="normal" style:font-weight-complex="normal"/>
    </style:style>
    <style:style style:name="T76" style:family="text">
      <style:text-properties fo:font-weight="normal" officeooo:rsid="0204c15e" style:font-weight-asian="normal" style:font-weight-complex="normal"/>
    </style:style>
    <style:style style:name="T77" style:family="text">
      <style:text-properties fo:font-weight="normal" officeooo:rsid="029a66ec" style:font-weight-asian="normal" style:font-weight-complex="normal"/>
    </style:style>
    <style:style style:name="T78" style:family="text">
      <style:text-properties fo:font-weight="normal" officeooo:rsid="029afe78" style:font-weight-asian="normal" style:font-weight-complex="normal"/>
    </style:style>
    <style:style style:name="T79" style:family="text">
      <style:text-properties fo:font-weight="normal" officeooo:rsid="029c6c16" style:font-weight-asian="normal" style:font-weight-complex="normal"/>
    </style:style>
    <style:style style:name="T80" style:family="text">
      <style:text-properties fo:font-weight="normal" officeooo:rsid="02a0615d" style:font-weight-asian="normal" style:font-weight-complex="normal"/>
    </style:style>
    <style:style style:name="T81" style:family="text">
      <style:text-properties fo:font-weight="normal" officeooo:rsid="051244ba" style:font-weight-asian="normal" style:font-weight-complex="normal"/>
    </style:style>
    <style:style style:name="T82" style:family="text">
      <style:text-properties fo:font-weight="normal" officeooo:rsid="051602f0" style:font-weight-asian="normal" style:font-weight-complex="normal"/>
    </style:style>
    <style:style style:name="T83" style:family="text">
      <style:text-properties officeooo:rsid="0134bd9d"/>
    </style:style>
    <style:style style:name="T84" style:family="text">
      <style:text-properties officeooo:rsid="02e735ec"/>
    </style:style>
    <style:style style:name="T85" style:family="text">
      <style:text-properties officeooo:rsid="02a48b1a"/>
    </style:style>
    <style:style style:name="T86" style:family="text">
      <style:text-properties officeooo:rsid="02631db7"/>
    </style:style>
    <style:style style:name="T87" style:family="text">
      <style:text-properties officeooo:rsid="0228223f"/>
    </style:style>
    <style:style style:name="T88" style:family="text">
      <style:text-properties fo:font-size="10.5pt" style:font-size-asian="10.5pt" style:font-size-complex="10.5pt"/>
    </style:style>
    <style:style style:name="T89" style:family="text">
      <style:text-properties fo:font-size="10.5pt" fo:font-weight="bold" style:font-size-asian="10.5pt" style:font-weight-asian="bold" style:font-size-complex="10.5pt" style:font-weight-complex="bold"/>
    </style:style>
    <style:style style:name="T90" style:family="text">
      <style:text-properties officeooo:rsid="06324b96"/>
    </style:style>
    <style:style style:name="T91" style:family="text">
      <style:text-properties fo:font-size="13pt" style:font-size-asian="13pt" style:font-size-complex="13pt"/>
    </style:style>
    <style:style style:name="T92" style:family="text">
      <style:text-properties fo:font-size="13pt" officeooo:rsid="0503660f" style:font-size-asian="13pt" style:font-size-complex="13pt"/>
    </style:style>
    <style:style style:name="T93" style:family="text">
      <style:text-properties fo:font-size="13pt" officeooo:rsid="050196f2" style:font-size-asian="13pt" style:font-size-complex="13pt"/>
    </style:style>
    <style:style style:name="T94" style:family="text">
      <style:text-properties fo:font-size="13pt" officeooo:rsid="054b9169" style:font-size-asian="13pt" style:font-size-complex="13pt"/>
    </style:style>
    <style:style style:name="T95" style:family="text">
      <style:text-properties fo:font-size="13pt" officeooo:rsid="04fe30e1" style:font-size-asian="13pt" style:font-size-complex="13pt"/>
    </style:style>
    <style:style style:name="T96" style:family="text">
      <style:text-properties fo:font-size="13pt" officeooo:rsid="05052fec" style:font-size-asian="13pt" style:font-size-complex="13pt"/>
    </style:style>
    <style:style style:name="T97" style:family="text">
      <style:text-properties fo:font-size="13pt" officeooo:rsid="05e5d67d" style:font-size-asian="13pt" style:font-size-complex="13pt"/>
    </style:style>
    <style:style style:name="T98" style:family="text">
      <style:text-properties fo:font-size="13pt" officeooo:rsid="05f845f6" style:font-size-asian="13pt" style:font-size-complex="13pt"/>
    </style:style>
    <style:style style:name="T99" style:family="text">
      <style:text-properties officeooo:rsid="060edb2c"/>
    </style:style>
    <style:style style:name="T100" style:family="text">
      <style:text-properties officeooo:rsid="06cbb8af"/>
    </style:style>
    <style:style style:name="T101" style:family="text">
      <style:text-properties officeooo:rsid="06d4a3e4"/>
    </style:style>
    <style:style style:name="T102" style:family="text">
      <style:text-properties fo:color="#000000" style:font-name="Linux Libertine O"/>
    </style:style>
    <style:style style:name="T103" style:family="text">
      <style:text-properties fo:color="#000000" style:font-name="Linux Libertine O" fo:font-size="12pt" fo:font-weight="bold" style:font-size-asian="12pt" style:font-weight-asian="bold" style:font-size-complex="12pt" style:font-weight-complex="bold"/>
    </style:style>
    <style:style style:name="T104" style:family="text">
      <style:text-properties fo:color="#000000" style:font-name="Linux Libertine O" fo:font-size="12pt" fo:font-weight="bold" officeooo:rsid="0617ee8d" style:font-size-asian="12pt" style:font-weight-asian="bold" style:font-size-complex="12pt" style:font-weight-complex="bold"/>
    </style:style>
    <style:style style:name="T105" style:family="text">
      <style:text-properties fo:color="#000000" style:font-name="Linux Libertine O" fo:font-size="12pt" style:font-size-asian="12pt" style:font-size-complex="12pt"/>
    </style:style>
    <style:style style:name="T106" style:family="text">
      <style:text-properties fo:color="#000000" style:font-name="Linux Libertine O" fo:font-size="12pt" officeooo:rsid="0617ee8d" style:font-size-asian="12pt" style:font-size-complex="12pt"/>
    </style:style>
    <style:style style:name="T107" style:family="text">
      <style:text-properties fo:color="#000000" style:font-name="Linux Libertine O" fo:font-size="12pt" style:text-underline-style="none" fo:font-weight="bold" style:font-size-asian="12pt" style:font-weight-asian="bold" style:font-size-complex="12pt" style:font-weight-complex="bold"/>
    </style:style>
    <style:style style:name="T108" style:family="text">
      <style:text-properties fo:color="#000000" style:font-name="Linux Libertine O" fo:font-size="12pt" fo:font-weight="normal" officeooo:rsid="0617ee8d" style:font-size-asian="12pt" style:font-weight-asian="normal" style:font-size-complex="12pt" style:font-weight-complex="normal"/>
    </style:style>
    <style:style style:name="T109" style:family="text">
      <style:text-properties fo:color="#000000" style:font-name="Linux Libertine O" fo:font-size="13pt" style:font-size-asian="13pt" style:font-size-complex="13pt"/>
    </style:style>
    <style:style style:name="T110" style:family="text">
      <style:text-properties fo:color="#000000" style:font-name="Linux Libertine O" fo:font-size="13pt" fo:font-weight="normal" style:font-size-asian="13pt" style:font-weight-asian="normal" style:font-size-complex="13pt" style:font-weight-complex="normal"/>
    </style:style>
    <style:style style:name="T111" style:family="text">
      <style:text-properties fo:color="#000000" style:font-name="Linux Libertine O" fo:font-size="13pt" fo:font-weight="normal" officeooo:rsid="060f9ea1" style:font-size-asian="13pt" style:font-weight-asian="normal" style:font-size-complex="13pt" style:font-weight-complex="normal"/>
    </style:style>
    <style:style style:name="T112" style:family="text">
      <style:text-properties fo:color="#000000" style:font-name="Linux Libertine O" fo:font-size="13pt" fo:font-weight="normal" officeooo:rsid="060aa858" style:font-size-asian="13pt" style:font-weight-asian="normal" style:font-size-complex="13pt" style:font-weight-complex="normal"/>
    </style:style>
    <style:style style:name="T113" style:family="text">
      <style:text-properties fo:color="#000000" style:font-name="Linux Libertine O" fo:font-weight="normal" style:font-weight-asian="normal" style:font-weight-complex="normal"/>
    </style:style>
    <style:style style:name="T114" style:family="text">
      <style:text-properties fo:color="#000000" style:font-name="Linux Libertine O" fo:font-weight="normal" officeooo:rsid="061407b8" style:font-weight-asian="normal" style:font-weight-complex="normal"/>
    </style:style>
    <style:style style:name="T115" style:family="text">
      <style:text-properties fo:color="#000000" style:font-name="Linux Libertine O" fo:font-weight="normal" officeooo:rsid="05e5d67d" style:font-weight-asian="normal" style:font-weight-complex="normal"/>
    </style:style>
    <style:style style:name="T116" style:family="text">
      <style:text-properties fo:color="#000000" style:font-name="Linux Libertine O" fo:font-weight="normal" officeooo:rsid="05ee22a5" style:font-weight-asian="normal" style:font-weight-complex="normal"/>
    </style:style>
    <style:style style:name="T117" style:family="text">
      <style:text-properties fo:color="#000000" style:font-name="Linux Libertine O" fo:font-weight="normal" officeooo:rsid="05eede1a" style:font-weight-asian="normal" style:font-weight-complex="normal"/>
    </style:style>
    <style:style style:name="T118" style:family="text">
      <style:text-properties fo:color="#000000" style:font-name="Linux Libertine O" fo:font-weight="normal" officeooo:rsid="0617ee8d" style:font-weight-asian="normal" style:font-weight-complex="normal"/>
    </style:style>
    <style:style style:name="T119" style:family="text">
      <style:text-properties fo:color="#000000" style:font-name="Linux Libertine O" fo:font-weight="bold" style:font-weight-asian="bold" style:font-weight-complex="bold"/>
    </style:style>
    <style:style style:name="T120" style:family="text">
      <style:text-properties fo:color="#000000" style:font-name="Linux Libertine O" fo:font-weight="bold" officeooo:rsid="05eede1a" style:font-weight-asian="bold" style:font-weight-complex="bold"/>
    </style:style>
    <style:style style:name="T121" style:family="text">
      <style:text-properties fo:color="#000000" style:font-name="Linux Libertine O" fo:font-weight="bold" officeooo:rsid="0617ee8d" style:font-weight-asian="bold" style:font-weight-complex="bold"/>
    </style:style>
    <style:style style:name="T122" style:family="text">
      <style:text-properties fo:color="#000000" style:font-name="Linux Libertine O" fo:font-weight="bold" officeooo:rsid="06382fa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ntroduction</text:p>
      <text:h text:style-name="P83" text:outline-level="1"><text:bookmark-start text:name="__RefHeading___Toc3187_3548217197"/>What is Linux?<text:bookmark-end text:name="__RefHeading___Toc3187_3548217197"/></text:h>
      <text:p text:style-name="P6"><text:span text:style-name="T1">Linux is a free open-source operating system based on Unix. </text:span><text:span text:style-name="T3">Linus Torvalds</text:span><text:span text:style-name="T1"> originally created Linux with the assistance of developers from around the world. Linux is:</text:span></text:p>
      <text:list xml:id="list1832956341" text:style-name="L1">
        <text:list-item>
          <text:p text:style-name="P27">Free</text:p>
        </text:list-item>
        <text:list-item>
          <text:p text:style-name="P27">Unix like</text:p>
        </text:list-item>
        <text:list-item>
          <text:p text:style-name="P27">Open Source</text:p>
        </text:list-item>
        <text:list-item>
          <text:p text:style-name="P27">Network Operating System</text:p>
        </text:list-item>
      </text:list>
      <text:p text:style-name="P6"><text:span text:style-name="T14">Strictly</text:span> speaking, Linux is a kernel. A kernel provides access to the computer hardware and control access to resources such as:</text:p>
      <text:list xml:id="list4282560209" text:style-name="WWNum6">
        <text:list-item>
          <text:p text:style-name="P28">Files and data.</text:p>
        </text:list-item>
        <text:list-item>
          <text:p text:style-name="P28">Running programs.</text:p>
        </text:list-item>
        <text:list-item>
          <text:p text:style-name="P28">Loading program into memory.</text:p>
        </text:list-item>
        <text:list-item>
          <text:p text:style-name="P28">Networks.</text:p>
        </text:list-item>
        <text:list-item>
          <text:p text:style-name="P28">Security and firewall.</text:p>
        </text:list-item>
        <text:list-item>
          <text:p text:style-name="P28">Other resources etc.</text:p>
        </text:list-item>
      </text:list>
      <text:p text:style-name="P6">The kernel decides who will use a resource, for how long and when. You can download the Linux kernel from the official web site.</text:p>
      <text:h text:style-name="P89" text:outline-level="2"><text:bookmark-start text:name="__RefHeading___Toc4816_1772038349"/>History of Linux<text:bookmark-end text:name="__RefHeading___Toc4816_1772038349"/></text:h>
      <text:p text:style-name="P6"><text:span text:style-name="T1">In 1991,</text:span><text:span text:style-name="T4"> Linus Torvalds</text:span><text:span text:style-name="T1"> was studying UNIX at university (</text:span><text:span text:style-name="T3">Helsinki University</text:span><text:span text:style-name="T1">), where he was using a special educational, experimental purpose operating system called </text:span><text:span text:style-name="T2">MINIX</text:span><text:span text:style-name="T1"> (a small version of UNIX to be utilized in the academic environment). However, </text:span><text:span text:style-name="T2">MINIX</text:span><text:span text:style-name="T1"> had its limitations, and Linus felt he could create something better. Therefore he developed his version of </text:span><text:span text:style-name="T2">MINIX</text:span><text:span text:style-name="T1">, known as Linux. Linux was Open Source right from the start.</text:span></text:p>
      <text:p text:style-name="P6">Linux is a kernel developed by Linus. The kernel was bundled with system utilities and libraries from the GNU project to create a usable operating system. Sometimes people refer to Linux as GNU/Linux because it has system utilities and libraries from the GNU project. Linus Torvalds is credited for creating the Linux Kernel, not the entire Linux operating system.</text:p>
      <text:p text:style-name="P6"><text:span text:style-name="T3">Linux distribution</text:span><text:span text:style-name="T1"> = Linux kernel + GNU system utilities and libraries + Installation scripts + Management utilities and more.</text:span></text:p>
      <text:p text:style-name="P6"><text:span text:style-name="T7">Note</text:span><text:span text:style-name="T15">: </text:span>Linux is written in C &amp; C++ Languages</text:p>
      <text:h text:style-name="P89" text:outline-level="2"><text:bookmark-start text:name="__RefHeading___Toc3039_3548217197"/><text:soft-page-break/>Linux usage in everyday life<text:bookmark-end text:name="__RefHeading___Toc3039_3548217197"/></text:h>
      <text:p text:style-name="P1"><text:span text:style-name="T21">You can use </text:span><text:a xlink:type="simple" xlink:href="https://bash.cyberciti.biz/guide/Linux" text:style-name="Internet_20_link" text:visited-style-name="Visited_20_Internet_20_Link">Linux</text:a><text:span text:style-name="T18"> </text:span><text:span text:style-name="T21">as a </text:span><text:a xlink:type="simple" xlink:href="https://bash.cyberciti.biz/guide/Server_operating_system" text:style-name="Internet_20_link" text:visited-style-name="Visited_20_Internet_20_Link">server operating system</text:a><text:span text:style-name="T18"> </text:span><text:span text:style-name="T21">or as a stand alone </text:span><text:a xlink:type="simple" xlink:href="https://bash.cyberciti.biz/guide/Operating_system" text:style-name="Internet_20_link" text:visited-style-name="Visited_20_Internet_20_Link">operating system</text:a><text:span text:style-name="T18"> </text:span><text:span text:style-name="T21">on your PC. As a server operating system it provides different services/network resources to a client. A </text:span><text:a xlink:type="simple" xlink:href="https://bash.cyberciti.biz/guide/Server_operating_system" text:style-name="Internet_20_link" text:visited-style-name="Visited_20_Internet_20_Link">server operating system</text:a><text:span text:style-name="T18"> </text:span><text:span text:style-name="T21">must be:</text:span></text:p>
      <text:list xml:id="list2294240559" text:style-name="L2">
        <text:list-item>
          <text:p text:style-name="P29">Stable</text:p>
        </text:list-item>
        <text:list-item>
          <text:p text:style-name="P29">Robust</text:p>
        </text:list-item>
        <text:list-item>
          <text:p text:style-name="P29">Secure</text:p>
        </text:list-item>
        <text:list-item>
          <text:p text:style-name="P29">High performance</text:p>
        </text:list-item>
      </text:list>
      <text:h text:style-name="P89" text:outline-level="2"><text:bookmark-start text:name="__RefHeading___Toc3326_3548217197"/><text:span text:style-name="T70">B</text:span>asic components of Linux?<text:bookmark-end text:name="__RefHeading___Toc3326_3548217197"/></text:h>
      <text:p text:style-name="P7">Just like any other typical operating system, Linux has all of these components:</text:p>
      <text:list xml:id="list237570821" text:style-name="L3">
        <text:list-item>
          <text:p text:style-name="P30"><text:span text:style-name="T23">Kernel</text:span><text:span text:style-name="T32">: It is the core component of Linux, it acts as an interface between software and hardware.</text:span></text:p>
        </text:list-item>
        <text:list-item>
          <text:p text:style-name="P30"><text:span text:style-name="T13">Shell:</text:span><text:span text:style-name="T71"> It acts as an interface between the user and the Kernel.</text:span></text:p>
        </text:list-item>
        <text:list-item>
          <text:p text:style-name="P30"><text:span text:style-name="T13">GUI:</text:span><text:span text:style-name="T71"> It stands for Graphic User Interface, which is another way for the user to interact with the system. But it is unlike images, buttons, text boxes for interaction.</text:span></text:p>
        </text:list-item>
        <text:list-item>
          <text:p text:style-name="P30"><text:span text:style-name="T13">System Utilities:</text:span><text:span text:style-name="T71"> These are the software functions that allow users to manage the computer.</text:span></text:p>
        </text:list-item>
        <text:list-item>
          <text:p text:style-name="P30"><text:span text:style-name="T13">Application Programs</text:span><text:span text:style-name="T71">: Set of functions designed to perform a set of tasks.</text:span></text:p>
        </text:list-item>
      </text:list>
      <text:h text:style-name="P89" text:outline-level="2"><text:bookmark-start text:name="__RefHeading___Toc1944_341228199"/>Features of Linux<text:bookmark-end text:name="__RefHeading___Toc1944_341228199"/></text:h>
      <text:list xml:id="list3818490644" text:style-name="L4">
        <text:list-item>
          <text:p text:style-name="P31"><text:span text:style-name="T8">M</text:span><text:span text:style-name="T9">ulti-user:</text:span><text:span text:style-name="T72"> Allow multiple users to login and use the resources at the same time.</text:span></text:p>
        </text:list-item>
        <text:list-item>
          <text:p text:style-name="P31"><text:span text:style-name="T10">M</text:span><text:span text:style-name="T6">ulti-processing:</text:span> allow to performs multiple processes at the same time.</text:p>
        </text:list-item>
        <text:list-item>
          <text:p text:style-name="P31"><text:span text:style-name="T6">Multitasking:</text:span> capable of running multiple applications and processes at the same time.</text:p>
        </text:list-item>
        <text:list-item>
          <text:p text:style-name="P31"><text:span text:style-name="T6">Portability:</text:span> we can installed on all hardware architecture.</text:p>
        </text:list-item>
        <text:list-item>
          <text:p text:style-name="P31"><text:span text:style-name="T6">Reliability</text:span>: <text:span text:style-name="T74">Large servers have been successfully being running without a single second of down time.</text:span></text:p>
        </text:list-item>
        <text:list-item>
          <text:p text:style-name="P31"><text:span text:style-name="T6">Security</text:span>:<text:span text:style-name="T73"> Inbuilt </text:span><text:span text:style-name="T75">firewalls (iptables) and selinux.</text:span></text:p>
        </text:list-item>
        <text:list-item>
          <text:p text:style-name="P31"><text:span text:style-name="T11">O</text:span><text:span text:style-name="T6">pen-source</text:span>: <text:span text:style-name="T76">Free software along with the source code and documentation.</text:span></text:p>
        </text:list-item>
      </text:list>
      <text:h text:style-name="P89" text:outline-level="2"><text:bookmark-start text:name="__RefHeading___Toc276_3122937327"/>Advantages of Open Source<text:bookmark-end text:name="__RefHeading___Toc276_3122937327"/></text:h>
      <text:p text:style-name="P7">Open-source allows you to distribute your software, including source codes freely to anyone who is interested. People would then be able to add features and even debug and correct errors that are in the source code. They can even make it run better and then redistribute these enhanced source code freely again. This eventually benefits everyone in the community.</text:p>
      <text:h text:style-name="P89" text:outline-level="2"><text:bookmark-start text:name="__RefHeading___Toc278_3122937327"/><text:soft-page-break/>Dis-advantages of Open-source<text:bookmark-end text:name="__RefHeading___Toc278_3122937327"/></text:h>
      <text:list xml:id="list3903393072" text:style-name="L5">
        <text:list-item>
          <text:p text:style-name="P32">Difficulty to use.</text:p>
        </text:list-item>
        <text:list-item>
          <text:p text:style-name="P32">Compatibility issue.</text:p>
        </text:list-item>
        <text:list-item>
          <text:p text:style-name="P32">Liabilities and warranties</text:p>
        </text:list-item>
        <text:list-item>
          <text:p text:style-name="P32">Hidden cost.</text:p>
        </text:list-item>
      </text:list>
      <text:h text:style-name="P89" text:outline-level="2"><text:bookmark-start text:name="__RefHeading___Toc284_3122937327"/>What is the <text:span text:style-name="T83">I</text:span>mportance of the GNU project?<text:bookmark-end text:name="__RefHeading___Toc284_3122937327"/></text:h>
      <text:p text:style-name="P7">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text:p>
      <text:h text:style-name="P90" text:outline-level="2"><text:bookmark-start text:name="__RefHeading___Toc3818_9573262"/>What is a Variable?<text:bookmark-end text:name="__RefHeading___Toc3818_9573262"/></text:h>
      <text:p text:style-name="P8">A variable is a location for storing a value which can be a filename, text, number or any other data. It is usually referred to with its Symbolic name which is given to it while creation. The value thus stored can be displayed, deleted, edited and re-saved. </text:p>
      <text:p text:style-name="P9">Variables play an important role in computer programming because they enable programmers to write flexible programs</text:p>
      <text:h text:style-name="P89" text:outline-level="2"><text:bookmark-start text:name="__RefHeading___Toc286_3122937327"/>What are the environmental variables?<text:bookmark-end text:name="__RefHeading___Toc286_3122937327"/></text:h>
      <text:p text:style-name="P7">They are dynamic values that affect the process of programs on a computer. They exist in every operating system and their types may vary. They can be created, edited, saved and deleted and they also give the information about the system behaviour.</text:p>
      <text:p text:style-name="P7">Environment variables can change the way a software/programs behave.</text:p>
      <text:h text:style-name="P85" text:outline-level="1"><text:bookmark-start text:name="__RefHeading___Toc3298_3548217197"/>What is kernel?<text:bookmark-end text:name="__RefHeading___Toc3298_3548217197"/></text:h>
      <text:p text:style-name="P10">The kernel is the heart of the Linux operating system. It manages the resources of Linux such as:</text:p>
      <text:list xml:id="list926277333" text:style-name="WWNum18">
        <text:list-item>
          <text:p text:style-name="P33">File Management.</text:p>
        </text:list-item>
        <text:list-item>
          <text:p text:style-name="P33">Multitasking.</text:p>
        </text:list-item>
        <text:list-item>
          <text:p text:style-name="P33">Memory Management.</text:p>
        </text:list-item>
        <text:list-item>
          <text:p text:style-name="P33">I/O Management.</text:p>
        </text:list-item>
        <text:list-item>
          <text:p text:style-name="P33">Process Management.</text:p>
        </text:list-item>
        <text:list-item>
          <text:p text:style-name="P33">Device Management.<text:tab/></text:p>
        </text:list-item>
        <text:list-item>
          <text:p text:style-name="P33">Network support including IPv4 and IPv6.</text:p>
        </text:list-item>
      </text:list>
      <text:p text:style-name="P5">The kernel acts as an intermediary between the computer hardware and various applications. If software requests hardware, then the kernel delivers the data between software and hardware.</text:p>
      <text:h text:style-name="P89" text:outline-level="2"><text:bookmark-start text:name="__RefHeading___Toc1964_341228199"/><text:soft-page-break/>How to upgrade Kernel in Linux?<text:bookmark-end text:name="__RefHeading___Toc1964_341228199"/></text:h>
      <text:p text:style-name="P10">We should never upgrade Linux Kernel, always install the new kernel using rpm command because upgrading a kernel can make your <text:span text:style-name="T69">L</text:span>inux box in an unbootable state.</text:p>
      <text:h text:style-name="P89" text:outline-level="2"><text:bookmark-start text:name="__RefHeading___Toc1966_341228199"/>How to add &amp; change the Kernel parameters?<text:bookmark-end text:name="__RefHeading___Toc1966_341228199"/></text:h>
      <text:p text:style-name="P10">To Set the kernel parameters in <text:span text:style-name="T68">L</text:span>inux, first edit the file ‘<text:span text:style-name="T6">/etc/sysctl.conf</text:span>’ after making the changes save the file and run the command ‘<text:span text:style-name="T6">sysctl -p</text:span>’, this command will make the changes permanently without rebooting the machine.</text:p>
      <text:h text:style-name="P82" text:outline-level="1">What is the command to view all the kernel parameters?</text:h>
      <text:p text:style-name="P24">#sysctl -a</text:p>
      <text:h text:style-name="P86" text:outline-level="1"><text:bookmark-start text:name="__RefHeading___Toc3302_3548217197"/>What is SHELL?<text:bookmark-end text:name="__RefHeading___Toc3302_3548217197"/></text:h>
      <text:list xml:id="list1928941452" text:style-name="L6">
        <text:list-item>
          <text:p text:style-name="P34">The shell is a user program or it is an environment provided for user interaction.</text:p>
        </text:list-item>
      </text:list>
      <text:list xml:id="list2719415328" text:style-name="WWNum13">
        <text:list-item>
          <text:p text:style-name="P35">It is a command language interpreter that executes commands read from the standard input device such as keyboard or from a file.</text:p>
        </text:list-item>
        <text:list-item>
          <text:p text:style-name="P36">The shell is not part of the system kernel, but uses the system kernel to execute programs, create files etc.</text:p>
          <text:p text:style-name="P66"><text:span text:style-name="T103">Several shells are available for </text:span><text:a xlink:type="simple" xlink:href="https://bash.cyberciti.biz/guide/Linux" text:style-name="Internet_20_link" text:visited-style-name="Visited_20_Internet_20_Link"><text:span text:style-name="T105">Linux</text:span></text:a><text:span text:style-name="T107"> </text:span><text:span text:style-name="T103">including:</text:span></text:p>
        </text:list-item>
        <text:list-item>
          <text:p text:style-name="P65"><text:a xlink:type="simple" xlink:href="https://bash.cyberciti.biz/guide/BASH" text:style-name="Internet_20_link" text:visited-style-name="Visited_20_Internet_20_Link">BASH</text:a><text:span text:style-name="T103"> (</text:span><text:a xlink:type="simple" xlink:href="https://bash.cyberciti.biz/wiki/index.php?title=Bourne-Again_SHell&amp;action=edit&amp;redlink=1" text:style-name="Internet_20_link" text:visited-style-name="Visited_20_Internet_20_Link">Bourne-Again Shell</text:a><text:span text:style-name="T103"> )</text:span><text:span text:style-name="T105"> - Most common shell in Linux. It's Open Source.</text:span></text:p>
        </text:list-item>
        <text:list-item>
          <text:p text:style-name="P65"><text:a xlink:type="simple" xlink:href="https://bash.cyberciti.biz/guide/CSH" text:style-name="Internet_20_link" text:visited-style-name="Visited_20_Internet_20_Link">CSH</text:a><text:span text:style-name="T103">(</text:span><text:a xlink:type="simple" xlink:href="https://bash.cyberciti.biz/guide/C_SHell" text:style-name="Internet_20_link" text:visited-style-name="Visited_20_Internet_20_Link">C SHell</text:a><text:span text:style-name="T103">) </text:span><text:span text:style-name="T105">- The C shell's syntax and usage are very similar to the C programming language.</text:span></text:p>
        </text:list-item>
        <text:list-item>
          <text:p text:style-name="P65"><text:a xlink:type="simple" xlink:href="https://bash.cyberciti.biz/wiki/index.php?title=KSH&amp;action=edit&amp;redlink=1" text:style-name="Internet_20_link" text:visited-style-name="Visited_20_Internet_20_Link">KSH</text:a><text:span text:style-name="T103"> (</text:span><text:a xlink:type="simple" xlink:href="https://bash.cyberciti.biz/wiki/index.php?title=Korn_SHell&amp;action=edit&amp;redlink=1" text:style-name="Internet_20_link" text:visited-style-name="Visited_20_Internet_20_Link">Korn SHell</text:a><text:span text:style-name="T103">) </text:span><text:span text:style-name="T105">- Created by </text:span><text:a xlink:type="simple" xlink:href="https://bash.cyberciti.biz/guide/David_Korn" text:style-name="Internet_20_link" text:visited-style-name="Visited_20_Internet_20_Link">David Korn</text:a><text:span text:style-name="T105"> at </text:span><text:a xlink:type="simple" xlink:href="https://bash.cyberciti.biz/wiki/index.php?title=AT_%26_T_Bell_Labs&amp;action=edit&amp;redlink=1" text:style-name="Internet_20_link" text:visited-style-name="Visited_20_Internet_20_Link">AT &amp; T Bell Labs</text:a><text:span text:style-name="T105">. The Korn Shell also was the base for the POSIX Shell standard specifications.</text:span></text:p>
          <text:p text:style-name="P67"><text:a xlink:type="simple" xlink:href="https://bash.cyberciti.biz/wiki/index.php?title=TCSH&amp;action=edit&amp;redlink=1" text:style-name="Internet_20_link" text:visited-style-name="Visited_20_Internet_20_Link">TCSH</text:a><text:span text:style-name="T103"> </text:span><text:span text:style-name="T105">- It is an enhanced but completely compatible version of the Berkeley </text:span><text:a xlink:type="simple" xlink:href="https://bash.cyberciti.biz/guide/UNIX" text:style-name="Internet_20_link" text:visited-style-name="Visited_20_Internet_20_Link">UNIX</text:a><text:span text:style-name="T105"> </text:span><text:a xlink:type="simple" xlink:href="https://bash.cyberciti.biz/guide/C_shell" text:style-name="Internet_20_link" text:visited-style-name="Visited_20_Internet_20_Link">C shell</text:a><text:span text:style-name="T105"> (</text:span><text:a xlink:type="simple" xlink:href="https://bash.cyberciti.biz/guide/CSH" text:style-name="Internet_20_link" text:visited-style-name="Visited_20_Internet_20_Link">CSH</text:a><text:span text:style-name="T105">).</text:span></text:p>
          <text:p text:style-name="P54"><text:span text:style-name="T67">P</text:span><text:span text:style-name="T66">lease note that each shell does the same job, but each understands different command syntax and provides different built-in functions.</text:span></text:p>
          <text:p text:style-name="P37"><text:bookmark text:name="How_do_I_find_out_my_current_shell_name.3F"/>How do I find out my current shell name?</text:p>
          <text:p text:style-name="P37">cat /etc/shells</text:p>
          <text:p text:style-name="P37">echo $SHELL</text:p>
          <text:p text:style-name="P37">ps $$</text:p>
          <text:p text:style-name="P38">ps -p $$</text:p>
        </text:list-item>
      </text:list>
      <text:h text:style-name="P87" text:outline-level="1">Different between .bashrc and .bash_prfile.</text:h>
      <text:list xml:id="list3521852062" text:style-name="L7">
        <text:list-item>
          <text:p text:style-name="P68"/>
        </text:list-item>
      </text:list>
      <text:h text:style-name="P89" text:outline-level="2"><text:bookmark-start text:name="__RefHeading___Toc3504_3548217197"/><text:soft-page-break/>Why shell scripting?<text:bookmark-end text:name="__RefHeading___Toc3504_3548217197"/></text:h>
      <text:list xml:id="list1217282912" text:style-name="L8">
        <text:list-item>
          <text:p text:style-name="P40">Shell scripts can take input from a user or file and output them to the screen</text:p>
        </text:list-item>
        <text:list-item>
          <text:p text:style-name="P39">Whenever you find yourself doing the same task over and over again you should use shell scripting, i.e., repetitive task automation.</text:p>
        </text:list-item>
      </text:list>
      <text:h text:style-name="P89" text:outline-level="2"><text:bookmark-start text:name="__RefHeading___Toc4822_1772038349"/>What is Bash?<text:bookmark-end text:name="__RefHeading___Toc4822_1772038349"/></text:h>
      <text:p text:style-name="P11">BASH is short for <text:span text:style-name="T5">Bourne Again SHell</text:span>. It was written by <text:span text:style-name="T5">Steve Bourne</text:span>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h text:style-name="P84" text:outline-level="1"><text:bookmark-start text:name="__RefHeading___Toc3344_3548217197"/>Linux Boot Process?<text:bookmark-end text:name="__RefHeading___Toc3344_3548217197"/></text:h>
      <text:p text:style-name="P14">RHEL6: <text:s/></text:p>
      <text:p text:style-name="P21"><text:span text:style-name="T91">RHEL7: </text:span><text:span text:style-name="T92">[</text:span><text:span text:style-name="T93">BIOS</text:span><text:span text:style-name="T94">(POST)</text:span><text:span text:style-name="T93"> </text:span><text:span text:style-name="T95">=&gt; MBR=&gt; GRUB2=&gt;Kernel=&gt; systemd</text:span><text:span text:style-name="T96">=&gt; Userprompt</text:span><text:span text:style-name="T92">]</text:span></text:p>
      <text:h text:style-name="P93" text:outline-level="3"><text:bookmark-start text:name="__RefHeading___Toc3301_2334881198"/>Step1. Power on: <text:s/><text:bookmark-end text:name="__RefHeading___Toc3301_2334881198"/></text:h>
      <text:list xml:id="list509585009" text:style-name="L9">
        <text:list-item>
          <text:p text:style-name="P41"><text:span text:style-name="T81">When you power on/ Restart your machine, then the power is supplied to SMPS </text:span><text:span text:style-name="T12">(Switch-mode power supply)</text:span><text:span text:style-name="T81">, </text:span><text:span text:style-name="T82">which converts AC to DC. </text:span><text:span text:style-name="T34">The DC power is supplied to all the devices connected to that machine such as Motherboard </text:span><text:span text:style-name="T35">HDDs</text:span><text:span text:style-name="T34">, CD/DVD-ROM, Mouse, keyboard etc. </text:span><text:span text:style-name="T36">The most intelligent device in the computer is Processor (</text:span><text:span text:style-name="T25">CPU</text:span><text:span text:style-name="T36">), which supplied the power in squence </text:span><text:span text:style-name="T37">and power on devices.</text:span></text:p>
        </text:list-item>
        <text:list-item>
          <text:p text:style-name="P42"><text:span text:style-name="T36">T</text:span><text:span text:style-name="T37">he first </text:span><text:span text:style-name="T38">instruction is powered on BIOS <text:s/></text:span><text:span text:style-name="T26">(Basic input/Output System)</text:span><text:span text:style-name="T38">. <text:s/></text:span><text:span text:style-name="T39">This is the first software program which is pre-installed firmware in a motherboard.</text:span></text:p>
        </text:list-item>
        <text:list-item>
          <text:p text:style-name="P43"><text:span text:style-name="T40">BIOS will take care of two things. </text:span><text:span text:style-name="T41">(a) </text:span><text:span text:style-name="T37"><text:s/></text:span><text:span text:style-name="T42">Run </text:span><text:span text:style-name="T27">POST</text:span><text:span text:style-name="T42"> (b) Selecting first boot device.</text:span></text:p>
        </text:list-item>
        <text:list-item>
          <text:p text:style-name="P44"><text:span text:style-name="T42">P</text:span><text:span text:style-name="T43">OST (</text:span><text:span text:style-name="T28">Power of self test</text:span><text:span text:style-name="T43">) verifies all the hardware and peripheral devices are working properly. Once POST completes, it flushes from the memory.</text:span></text:p>
        </text:list-item>
        <text:list-item>
          <text:p text:style-name="P44"><text:span text:style-name="T43">T</text:span><text:span text:style-name="T44">hen </text:span><text:span text:style-name="T45">BIOS </text:span><text:span text:style-name="T44">searches for devices for bootable disk. <text:s/>Once BIOS detects the bootable device then it executes the MBR</text:span><text:span text:style-name="T29"> (Master Boot Recorder)</text:span><text:span text:style-name="T44">.</text:span></text:p>
        </text:list-item>
      </text:list>
      <text:h text:style-name="P92" text:outline-level="3"><text:bookmark-start text:name="__RefHeading___Toc3303_2334881198"/><text:span text:style-name="T53">S</text:span><text:span text:style-name="T52">tep2: </text:span><text:span text:style-name="T54">MBR (Master boot Recoder)</text:span><text:span text:style-name="T52"> </text:span><text:span text:style-name="T55">(1’st stage of boot loader)</text:span><text:bookmark-end text:name="__RefHeading___Toc3303_2334881198"/></text:h>
      <text:list xml:id="list3469265757" text:style-name="L10">
        <text:list-item>
          <text:p text:style-name="P45"><text:span text:style-name="T46">Once the BIOS gives control back to CPU, it will try to load MBR of the first boot device (We will consider it as HDD). MBR is a small part of Hard Disk with just a size of 512 Bytes, This MBR </text:span><text:span text:style-name="T47">stored in the first sector of HDD </text:span><text:span text:style-name="T46">or end of HDD depending on manufacturer. </text:span></text:p>
        </text:list-item>
        <text:list-item>
          <text:p text:style-name="P47"><text:span text:style-name="T46">M</text:span><text:span text:style-name="T33">BR contain the information about boot loader </text:span><text:span text:style-name="T48">location</text:span><text:span text:style-name="T33">, and set the partitional table </text:span><text:span text:style-name="T49">and </text:span><text:span text:style-name="T50">load the second stage of boot loader into the memory.</text:span></text:p>
          <text:p text:style-name="P55">MBR <text:span text:style-name="T85">locate</text:span> on disk which have detail about.</text:p>
          <text:p text:style-name="P46"><text:span text:style-name="T6">Primary boot loader code (This is of 446 bytes):</text:span> <text:span text:style-name="T77">This code provides boot loader information and location detail of actual boot loader code on the hard disk. This is helpful for CPU to load second stage of Boot loader.</text:span></text:p>
          <text:p text:style-name="P46"><text:soft-page-break/><text:span text:style-name="T6">Partition table information (64 bytes):</text:span> <text:span text:style-name="T78">MBR contains 64 bytes of data which stores partition table information such as what is the start and end of each partition, size of partition</text:span><text:span text:style-name="T79">s</text:span><text:span text:style-name="T78">, type of partition</text:span><text:span text:style-name="T79">s</text:span><text:span text:style-name="T78"> etc.</text:span></text:p>
          <text:p text:style-name="P46"><text:span text:style-name="T6">Magic number (2 bytes): </text:span><text:span text:style-name="T80">MBR ends with two bytes that are defined as the magic number (0xAA55). The magic number serves as a validation check of the MBR. If MBR gets corrupts the magic number is used to retrieve it. </text:span></text:p>
          <text:p text:style-name="P69">Which will be equal to 512 bytes (446+64+2).</text:p>
          <text:p text:style-name="P48"><text:span text:style-name="T46">O</text:span><text:span text:style-name="T33">nce the MBR locate the second stage of boot loader (GRUB), </text:span><text:span text:style-name="T51">it start to load into the memory.</text:span></text:p>
        </text:list-item>
      </text:list>
      <text:h text:style-name="P92" text:outline-level="3"><text:bookmark-start text:name="__RefHeading___Toc3305_2334881198"/><text:span text:style-name="T56">S</text:span><text:span text:style-name="T52">tep3: GRUB (</text:span><text:span text:style-name="T57">Grand Unified Bootloader)</text:span><text:bookmark-end text:name="__RefHeading___Toc3305_2334881198"/></text:h>
      <text:list xml:id="list3641658462" text:style-name="L11">
        <text:list-item>
          <text:p text:style-name="P56"><text:span text:style-name="T57">G</text:span><text:span text:style-name="T58">rub2 are mainly used boot loader in Linux. </text:span><text:span text:style-name="T59">LILO is stand for </text:span><text:span text:style-name="T30">Linux loader</text:span><text:span text:style-name="T59"> which is used in older Linux version. </text:span><text:span text:style-name="T60">Now </text:span><text:span text:style-name="T31">Grub2</text:span><text:span text:style-name="T60"> is default boot loader program in all latest version of Linux like Red Hat/Centos and also </text:span><text:span text:style-name="T61">in </text:span><text:span text:style-name="T60">Ubuntu.</text:span></text:p>
        </text:list-item>
      </text:list>
      <text:list xml:id="list731690401" text:style-name="L12">
        <text:list-item>
          <text:p text:style-name="P57">The GRUB 2 configuration file is located at /boot/grub2/grub.cfg (Do not edit this file directly).</text:p>
        </text:list-item>
        <text:list-item>
          <text:p text:style-name="P57">GRUB 2 menu-configuration settings are taken from /etc/default/grub when generating grub.cfg.</text:p>
        </text:list-item>
        <text:list-item>
          <text:p text:style-name="P72"><text:span text:style-name="T17">If changes are made to any of these parameters, you need to run </text:span><text:span text:style-name="Strong_20_Emphasis"><text:span text:style-name="T17">grub2-mkconfig</text:span></text:span><text:span text:style-name="T17"> to re-generate the /boot/grub2/grub.cfg file.</text:span></text:p>
          <text:p text:style-name="P57"># grub2-mkconfig –o /boot/grub2/grub.cfg</text:p>
        </text:list-item>
        <text:list-item>
          <text:p text:style-name="P57"><text:span text:style-name="T60">G</text:span><text:span text:style-name="T52">RUB2 searches the compressed kernel image file also called as </text:span><text:span text:style-name="T24">vmlinuz</text:span><text:span text:style-name="T52"> in the /</text:span><text:span text:style-name="T24">boot</text:span><text:span text:style-name="T52"> directory.</text:span></text:p>
        </text:list-item>
        <text:list-item>
          <text:p text:style-name="P49">GRUB2 loads the vmlinuz kernel image file into memory and extracts the contents of the initramfs image file into a temporary, memory-based file system (tmpfs).</text:p>
        </text:list-item>
        <text:list-item>
          <text:p text:style-name="P49">The initial RAM disk (<text:span text:style-name="T6">initrd</text:span>) is an initial root file system that is mounted before the real root file system.</text:p>
        </text:list-item>
        <text:list-item>
          <text:p text:style-name="P70">GRUB boot menu (where the user can manually specify the boot parameters) to the user. GRUB loads the user-selected (or default) kernel into memory and passes control on to the kernel. If user do not select the OS, after a defined timeout GRUB will load the default kernel in the memory for starting it.</text:p>
        </text:list-item>
      </text:list>
      <text:h text:style-name="P92" text:outline-level="3"><text:bookmark-start text:name="__RefHeading___Toc3307_2334881198"/>Step4: Kernel<text:bookmark-end text:name="__RefHeading___Toc3307_2334881198"/></text:h>
      <text:list xml:id="list3368829887" text:style-name="L13">
        <text:list-item>
          <text:p text:style-name="P50"><text:span text:style-name="T99">Kernel loads the necessary driver modules from initrd image. </text:span><text:span text:style-name="T97">I</text:span><text:span text:style-name="T98">nitrd is a tempary root file system that is mounted during system boot to support the two state boot process.</text:span></text:p>
        </text:list-item>
        <text:list-item>
          <text:p text:style-name="P51">The initramfs contains kernel modules for all hardware that is required to boot, as well as the initial scripts required to proceed to the next stage of booting.</text:p>
          <text:p text:style-name="P74"><text:span text:style-name="Strong_20_Emphasis"><text:span text:style-name="T109">Difference between Initramfs and initrd:</text:span></text:span></text:p>
          <text:p text:style-name="P74"><text:soft-page-break/><text:span text:style-name="Strong_20_Emphasis"><text:span text:style-name="T111">(</text:span></text:span><text:span text:style-name="Strong_20_Emphasis"><text:span text:style-name="T112">I</text:span></text:span><text:span text:style-name="Strong_20_Emphasis"><text:span text:style-name="T110">nitramfs is used by 2.6 kernels whereas initrd was used by older 2.4 (and earlier) kernels.</text:span></text:span><text:span text:style-name="Strong_20_Emphasis"><text:span text:style-name="T111">)</text:span></text:span></text:p>
        </text:list-item>
        <text:list-item>
          <text:p text:style-name="P75"><text:span text:style-name="Strong_20_Emphasis"><text:span text:style-name="T114">Once the real file system is mounted, the </text:span></text:span><text:span text:style-name="Strong_20_Emphasis"><text:span text:style-name="T113">kernel starts the </text:span></text:span><text:span text:style-name="Strong_20_Emphasis"><text:span text:style-name="T119">systemd</text:span></text:span><text:span text:style-name="Strong_20_Emphasis"><text:span text:style-name="T113"> </text:span></text:span><text:span text:style-name="Strong_20_Emphasis"><text:span text:style-name="T115">process with a process ID 1 (PID 1) </text:span></text:span><text:span text:style-name="Strong_20_Emphasis"><text:span text:style-name="T116">and in RHEL6 </text:span></text:span><text:span text:style-name="Strong_20_Emphasis"><text:span text:style-name="T120">INIT</text:span></text:span><text:span text:style-name="Strong_20_Emphasis"><text:span text:style-name="T117"> is the first process. </text:span></text:span></text:p>
          <text:p text:style-name="P76"><text:span text:style-name="Strong_20_Emphasis"><text:span text:style-name="T121">INIT</text:span></text:span></text:p>
        </text:list-item>
        <text:list-item>
          <text:p text:style-name="P76"><text:span text:style-name="Strong_20_Emphasis"><text:span text:style-name="T118">It is the first process that runs in the system with process id of 1.</text:span></text:span></text:p>
        </text:list-item>
        <text:list-item>
          <text:p text:style-name="P73"><text:span text:style-name="Strong_20_Emphasis"><text:span text:style-name="T108">Also known as the parent process, responsible for starting all the other process.</text:span></text:span></text:p>
        </text:list-item>
        <text:list-item>
          <text:p text:style-name="P73"><text:span text:style-name="Strong_20_Emphasis"><text:span text:style-name="T108">Init starts services to the corresponding runlevel on which our machine is booted.</text:span></text:span></text:p>
        </text:list-item>
      </text:list>
      <text:p text:style-name="P4"><text:span text:style-name="Strong_20_Emphasis"><text:span text:style-name="T106">Runlevel</text:span></text:span><text:span text:style-name="Strong_20_Emphasis"><text:span text:style-name="T108"> is a state of a machine that defines how a machine should be login, what services and scripts should run when a machine starts. Runlevel are defined from 0 – 6.</text:span></text:span></text:p>
      <text:list xml:id="list2734643581" text:style-name="L14">
        <text:list-item>
          <text:p text:style-name="P77"><text:span text:style-name="Strong_20_Emphasis"><text:span text:style-name="T108">Runlevel 0 – shut down the system</text:span></text:span></text:p>
        </text:list-item>
        <text:list-item>
          <text:p text:style-name="P78"><text:span text:style-name="Strong_20_Emphasis"><text:span text:style-name="T108">Runlevel 1 – single mode</text:span></text:span></text:p>
        </text:list-item>
        <text:list-item>
          <text:p text:style-name="P78"><text:span text:style-name="Strong_20_Emphasis"><text:span text:style-name="T108">Runlevel 2 – multiuser mode without networking</text:span></text:span></text:p>
        </text:list-item>
        <text:list-item>
          <text:p text:style-name="P78"><text:span text:style-name="Strong_20_Emphasis"><text:span text:style-name="T108">Runlevel 3 – multiuser with text login screen</text:span></text:span></text:p>
        </text:list-item>
        <text:list-item>
          <text:p text:style-name="P78"><text:span text:style-name="Strong_20_Emphasis"><text:span text:style-name="T108">Runlevel 4- customized runlevel (not in use)</text:span></text:span></text:p>
        </text:list-item>
        <text:list-item>
          <text:p text:style-name="P78"><text:span text:style-name="Strong_20_Emphasis"><text:span text:style-name="T108">Runlevel 5 – runlevel 3 with graphical login</text:span></text:span></text:p>
        </text:list-item>
        <text:list-item>
          <text:p text:style-name="P79"><text:span text:style-name="Strong_20_Emphasis"><text:span text:style-name="T108">Runlevel 6 – Reboots the system.</text:span></text:span></text:p>
        </text:list-item>
      </text:list>
      <text:list xml:id="list4249582227" text:style-name="L15">
        <text:list-item>
          <text:p text:style-name="P52"><text:span text:style-name="T6">/etc/init.d/rc</text:span> or <text:span text:style-name="T6">/etc/rc.d/rc </text:span>: <text:span text:style-name="T100">I</text:span>t contains the total number of the script that will run.</text:p>
        </text:list-item>
        <text:list-item>
          <text:p text:style-name="P52">Init will wait until once scripts get completed <text:span text:style-name="T90">and o</text:span>nce all required services and script are executed user gets login prompt.</text:p>
          <text:p text:style-name="P52"/>
        </text:list-item>
      </text:list>
      <text:p text:style-name="P4"><text:span text:style-name="Strong_20_Emphasis"><text:span text:style-name="T104">But from RHEL 7 init and runlevels are replaced by systemd and targets respectively.</text:span></text:span></text:p>
      <text:p text:style-name="P3"><text:span text:style-name="Strong_20_Emphasis"><text:span text:style-name="T122">Systemd</text:span></text:span></text:p>
      <text:list xml:id="list1855309779" text:style-name="L16">
        <text:list-item>
          <text:p text:style-name="P58">Same as init it is the first service started by the kernel, with process id 1.</text:p>
        </text:list-item>
        <text:list-item>
          <text:p text:style-name="P58">“<text:span text:style-name="T6">d</text:span>” in system d stands for a daemon.</text:p>
        </text:list-item>
        <text:list-item>
          <text:p text:style-name="P58">Daemons are the programs that run in the background performing various tasks.</text:p>
        </text:list-item>
        <text:list-item>
          <text:p text:style-name="P80"><text:span text:style-name="T16">Configuration file : </text:span><text:span text:style-name="Strong_20_Emphasis"><text:span text:style-name="T16">/etc/systemd</text:span></text:span><text:span text:style-name="T16">.</text:span></text:p>
          <text:p text:style-name="P94"/>
        </text:list-item>
      </text:list>
      <text:p text:style-name="Text_20_body"><text:span text:style-name="Strong_20_Emphasis"><text:span text:style-name="T102">Init had several limitations that were taken care by sytemd.</text:span></text:span></text:p>
      <text:list xml:id="list90430396705019" text:continue-list="list731690401" text:style-name="L12">
        <text:list-header>
          <text:p text:style-name="P53"><text:span text:style-name="T60">F</text:span><text:span text:style-name="T52">ew of them are:</text:span></text:p>
        </text:list-header>
        <text:list-item>
          <text:p text:style-name="P71">In init, one script runs at a time, while in systemd multiple scripts run at a time parallel. Thus increasing the performance.</text:p>
        </text:list-item>
        <text:list-item>
          <text:p text:style-name="P57"><text:soft-page-break/>In init, an administrator has to take care of what scripts should run first. Init process does not know if the scripts defined in particular runlevel are dependent on another script, while systemd takes care of dependency.</text:p>
        </text:list-item>
        <text:list-item>
          <text:p text:style-name="P57">Systemd kills daemon properly before the machine shuts down.</text:p>
        </text:list-item>
        <text:list-item>
          <text:p text:style-name="P57">inittab is no longer used when using systemd.</text:p>
        </text:list-item>
        <text:list-item>
          <text:p text:style-name="P57">systemd uses ‘targets’ instead of runlevels. By default, there are two main targets:</text:p>
          <text:p text:style-name="P57"><text:span text:style-name="T63">a) </text:span><text:span text:style-name="T52">multi-user.target: analogous to runlevel 3</text:span></text:p>
          <text:p text:style-name="P57"><text:span text:style-name="T63">b</text:span><text:span text:style-name="T64">) </text:span><text:span text:style-name="T62">graphical.target: analogous to runlevel 5</text:span></text:p>
        </text:list-item>
      </text:list>
      <text:h text:style-name="P92" text:outline-level="3"><text:bookmark-start text:name="__RefHeading___Toc1955_341228199"/>User Prompt<text:bookmark-end text:name="__RefHeading___Toc1955_341228199"/></text:h>
      <text:p text:style-name="P12">This is actually not part of booting process but thought of including it here for better understating. Once the Kernel get the control it start multiple instances of "getty" which waits for console logins which spawn one's user shell process and gives you user prompt to login.</text:p>
      <text:h text:style-name="P92" text:outline-level="3"><text:bookmark-start text:name="__RefHeading___Toc1962_341228199"/>Why we can create only up to 4 primary partitions?<text:bookmark-end text:name="__RefHeading___Toc1962_341228199"/></text:h>
      <text:p text:style-name="P12"><text:span text:style-name="T84">T</text:span>he reason because of a limitation of MBR. The MBR is only 512 bytes of size, it is needed to store the primary bootloader, and the partition table. Typically, the area reserved for partition table is only 64 bytes. And the partition table entry for one partition is 16 bytes. So 16×4=64. The space is over. So we can't create more than this.</text:p>
      <text:h text:style-name="P88" text:outline-level="2"><text:bookmark-start text:name="__RefHeading___Toc3356_3548217197"/>Difference between RHEL6 and RHEL7?<text:bookmark-end text:name="__RefHeading___Toc3356_3548217197"/></text:h>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20">Feature Name</text:p>
          </table:table-cell>
          <table:table-cell table:style-name="Table4.A1" office:value-type="string">
            <text:p text:style-name="P20">RHEL6</text:p>
          </table:table-cell>
          <table:table-cell table:style-name="Table4.A1" office:value-type="string">
            <text:p text:style-name="P20">RHEL7</text:p>
          </table:table-cell>
        </table:table-row>
        <table:table-row>
          <table:table-cell table:style-name="Table4.A1" office:value-type="string">
            <text:p text:style-name="P15">Default File System</text:p>
          </table:table-cell>
          <table:table-cell table:style-name="Table4.A1" office:value-type="string">
            <text:p text:style-name="P15">Ext4</text:p>
          </table:table-cell>
          <table:table-cell table:style-name="Table4.A1" office:value-type="string">
            <text:p text:style-name="P15">XFS</text:p>
          </table:table-cell>
        </table:table-row>
        <table:table-row>
          <table:table-cell table:style-name="Table4.A1" office:value-type="string">
            <text:p text:style-name="P15">Kernel version</text:p>
          </table:table-cell>
          <table:table-cell table:style-name="Table4.A1" office:value-type="string">
            <text:p text:style-name="P15">2.6.x.x.</text:p>
          </table:table-cell>
          <table:table-cell table:style-name="Table4.A1" office:value-type="string">
            <text:p text:style-name="P15">3.10.x.x</text:p>
          </table:table-cell>
        </table:table-row>
        <table:table-row>
          <table:table-cell table:style-name="Table4.A1" office:value-type="string">
            <text:p text:style-name="P15">Release Name (code name)</text:p>
          </table:table-cell>
          <table:table-cell table:style-name="Table4.A1" office:value-type="string">
            <text:p text:style-name="P15">Santiago</text:p>
          </table:table-cell>
          <table:table-cell table:style-name="Table4.A1" office:value-type="string">
            <text:p text:style-name="P15">Maipo</text:p>
          </table:table-cell>
        </table:table-row>
        <table:table-row>
          <table:table-cell table:style-name="Table4.A1" office:value-type="string">
            <text:p text:style-name="P15">Gnome version</text:p>
          </table:table-cell>
          <table:table-cell table:style-name="Table4.A1" office:value-type="string">
            <text:p text:style-name="P15">Gnome2</text:p>
          </table:table-cell>
          <table:table-cell table:style-name="Table4.A1" office:value-type="string">
            <text:p text:style-name="P15">Gnome3.8</text:p>
          </table:table-cell>
        </table:table-row>
        <table:table-row>
          <table:table-cell table:style-name="Table4.A1" office:value-type="string">
            <text:p text:style-name="P15">Default database</text:p>
          </table:table-cell>
          <table:table-cell table:style-name="Table4.A1" office:value-type="string">
            <text:p text:style-name="P15">MySQL</text:p>
          </table:table-cell>
          <table:table-cell table:style-name="Table4.A1" office:value-type="string">
            <text:p text:style-name="P15">MariaDB</text:p>
          </table:table-cell>
        </table:table-row>
        <table:table-row>
          <table:table-cell table:style-name="Table4.A1" office:value-type="string">
            <text:p text:style-name="P15">Cluster Resource <text:soft-page-break/>Manager</text:p>
          </table:table-cell>
          <table:table-cell table:style-name="Table4.A1" office:value-type="string">
            <text:p text:style-name="P15">Rgamanger</text:p>
          </table:table-cell>
          <table:table-cell table:style-name="Table4.A1" office:value-type="string">
            <text:p text:style-name="P15">Pacemaker</text:p>
          </table:table-cell>
        </table:table-row>
        <table:table-row>
          <table:table-cell table:style-name="Table4.A1" office:value-type="string">
            <text:p text:style-name="P15">Network interface</text:p>
          </table:table-cell>
          <table:table-cell table:style-name="Table4.A1" office:value-type="string">
            <text:p text:style-name="P15">Bonding can be done as Active-Backup, XOR, IEEE and Load Balancing.</text:p>
          </table:table-cell>
          <table:table-cell table:style-name="Table4.A1" office:value-type="string">
            <text:p text:style-name="P15">Team Driver will support multiple types of Teaming methods called Active-Backup, Load-balancing and Broadcast</text:p>
          </table:table-cell>
        </table:table-row>
        <table:table-row>
          <table:table-cell table:style-name="Table4.A1" office:value-type="string">
            <text:p text:style-name="P15">KDUMP</text:p>
          </table:table-cell>
          <table:table-cell table:style-name="Table4.A1" office:value-type="string">
            <text:p text:style-name="P15">Kdump doesn't support with large RAM size</text:p>
          </table:table-cell>
          <table:table-cell table:style-name="Table4.A1" office:value-type="string">
            <text:p text:style-name="P15">RHEL7 can be support up to 3TB </text:p>
          </table:table-cell>
        </table:table-row>
        <table:table-row>
          <table:table-cell table:style-name="Table4.A1" office:value-type="string">
            <text:p text:style-name="P15">Process ID</text:p>
          </table:table-cell>
          <table:table-cell table:style-name="Table4.A1" office:value-type="string">
            <text:p text:style-name="P15">Init Process ID 1</text:p>
          </table:table-cell>
          <table:table-cell table:style-name="Table4.A1" office:value-type="string">
            <text:p text:style-name="P15">Systemd Process ID 1</text:p>
          </table:table-cell>
        </table:table-row>
        <table:table-row>
          <table:table-cell table:style-name="Table4.A1" office:value-type="string">
            <text:p text:style-name="P15">Boot Time</text:p>
          </table:table-cell>
          <table:table-cell table:style-name="Table4.A1" office:value-type="string">
            <text:p text:style-name="P15">40 sec</text:p>
          </table:table-cell>
          <table:table-cell table:style-name="Table4.A1" office:value-type="string">
            <text:p text:style-name="P15">20 sec</text:p>
          </table:table-cell>
        </table:table-row>
        <table:table-row>
          <table:table-cell table:style-name="Table4.A1" office:value-type="string">
            <text:p text:style-name="P15">Process Architecture</text:p>
          </table:table-cell>
          <table:table-cell table:style-name="Table4.A1" office:value-type="string">
            <text:p text:style-name="P15">32 bit and 64 bit</text:p>
          </table:table-cell>
          <table:table-cell table:style-name="Table4.A1" office:value-type="string">
            <text:p text:style-name="P15">64 bit only</text:p>
          </table:table-cell>
        </table:table-row>
        <table:table-row>
          <table:table-cell table:style-name="Table4.A1" office:value-type="string">
            <text:p text:style-name="P15">Run Levels</text:p>
          </table:table-cell>
          <table:table-cell table:style-name="Table4.A1" office:value-type="string">
            <text:p text:style-name="P15">runlevel0 – Power Off</text:p>
            <text:p text:style-name="P15">runlevel1 – Single User Mode</text:p>
            <text:p text:style-name="P15">runlevel2 – Multi User without Networking</text:p>
            <text:p text:style-name="P15">runlevel3 – Multi User CLI</text:p>
            <text:p text:style-name="P15">runlevel4 – Not USed</text:p>
            <text:p text:style-name="P15">runlevel5 – GUI Mode</text:p>
            <text:p text:style-name="P15">runlevel6 – Restart</text:p>
            <text:p text:style-name="P15"/>
          </table:table-cell>
          <table:table-cell table:style-name="Table4.A1" office:value-type="string">
            <text:p text:style-name="P15">There are no run levels in RHEL7. Run levels are called as targets</text:p>
            <text:p text:style-name="P15">Poweroff.target</text:p>
            <text:p text:style-name="P15">rescue.target</text:p>
            <text:p text:style-name="P15">multi-user.target</text:p>
            <text:p text:style-name="P15">graphical.target</text:p>
            <text:p text:style-name="P15">reboot.target</text:p>
            <text:p text:style-name="P15"/>
          </table:table-cell>
        </table:table-row>
        <table:table-row>
          <table:table-cell table:style-name="Table4.A1" office:value-type="string">
            <text:p text:style-name="P15">UID Information</text:p>
          </table:table-cell>
          <table:table-cell table:style-name="Table4.A1" office:value-type="string">
            <text:p text:style-name="P16">Normal User UID will start from 500 to 65534 </text:p>
            <text:p text:style-name="P16">System Users UID will start from 1 to 499</text:p>
          </table:table-cell>
          <table:table-cell table:style-name="Table4.A1" office:value-type="string">
            <text:p text:style-name="P15">Normal User UID start from 1000 – 65534</text:p>
            <text:p text:style-name="P15">System Users UID will start from 1 to 999 because Services are increased compare to RHEL 6</text:p>
            <text:p text:style-name="P15"/>
          </table:table-cell>
        </table:table-row>
        <table:table-row>
          <table:table-cell table:style-name="Table4.A1" office:value-type="string">
            <text:p text:style-name="P15">File System check</text:p>
          </table:table-cell>
          <table:table-cell table:style-name="Table4.A1" office:value-type="string">
            <text:p text:style-name="P15">e2fsck</text:p>
          </table:table-cell>
          <table:table-cell table:style-name="Table4.A1" office:value-type="string">
            <text:p text:style-name="P15">xfs_repair</text:p>
          </table:table-cell>
        </table:table-row>
      </table:table>
      <text:h text:style-name="P88" text:outline-level="2"><text:soft-page-break/></text:h>
      <text:h text:style-name="P88" text:outline-level="2"><text:bookmark-start text:name="__RefHeading___Toc1947_341228199"/>Difference between Linux and Windows<text:bookmark-end text:name="__RefHeading___Toc1947_341228199"/></text:h>
      <text:p text:style-name="P22"/>
      <table:table table:name="Table5" table:style-name="Table5">
        <table:table-column table:style-name="Table5.A"/>
        <table:table-column table:style-name="Table5.B"/>
        <table:table-column table:style-name="Table5.C"/>
        <table:table-row>
          <table:table-cell table:style-name="Table5.A1" office:value-type="string">
            <text:p text:style-name="P23">Sr no</text:p>
          </table:table-cell>
          <table:table-cell table:style-name="Table5.A1" office:value-type="string">
            <text:p text:style-name="P23">Linux</text:p>
          </table:table-cell>
          <table:table-cell table:style-name="Table5.C1" office:value-type="string">
            <text:p text:style-name="P23">Windows</text:p>
          </table:table-cell>
        </table:table-row>
        <table:table-row>
          <table:table-cell table:style-name="Table5.A2" office:value-type="string">
            <text:p text:style-name="P15">1</text:p>
          </table:table-cell>
          <table:table-cell table:style-name="Table5.A2" office:value-type="string">
            <text:p text:style-name="P15">Open-source development model, so the programmer can redesign the OS.</text:p>
          </table:table-cell>
          <table:table-cell table:style-name="Table5.C2" office:value-type="string">
            <text:p text:style-name="P15">It is not an open-source and hence cannot be redesigned by the programmer.</text:p>
          </table:table-cell>
        </table:table-row>
        <table:table-row>
          <table:table-cell table:style-name="Table5.A2" office:value-type="string">
            <text:p text:style-name="P15">2</text:p>
          </table:table-cell>
          <table:table-cell table:style-name="Table5.A2" office:value-type="string">
            <text:p text:style-name="P15">Linux is robust and very much secure <text:s/>from virus.</text:p>
          </table:table-cell>
          <table:table-cell table:style-name="Table5.C2" office:value-type="string">
            <text:p text:style-name="P15">Windows gets affected by virus very easily.</text:p>
          </table:table-cell>
        </table:table-row>
        <table:table-row>
          <table:table-cell table:style-name="Table5.A2" office:value-type="string">
            <text:p text:style-name="P15">3</text:p>
          </table:table-cell>
          <table:table-cell table:style-name="Table5.A2" office:value-type="string">
            <text:p text:style-name="P15">The Linux servers has inbuilt security features like <text:span text:style-name="T86">I</text:span>ptables and <text:span text:style-name="T86">S</text:span>elinux.</text:p>
          </table:table-cell>
          <table:table-cell table:style-name="Table5.C2" office:value-type="string">
            <text:p text:style-name="P15">Security is the main issue which has made windows to think to survive.</text:p>
          </table:table-cell>
        </table:table-row>
        <table:table-row>
          <table:table-cell table:style-name="Table5.A2" office:value-type="string">
            <text:p text:style-name="P15">4</text:p>
          </table:table-cell>
          <table:table-cell table:style-name="Table5.A2" office:value-type="string">
            <text:p text:style-name="P15">In Linux File System Support: ext4, XFS</text:p>
          </table:table-cell>
          <table:table-cell table:style-name="Table5.C2" office:value-type="string">
            <text:p text:style-name="P15">In Windows File System Support: FAT &amp; NTFS.</text:p>
          </table:table-cell>
        </table:table-row>
        <table:table-row>
          <table:table-cell table:style-name="Table5.A2" office:value-type="string">
            <text:p text:style-name="P15">5</text:p>
          </table:table-cell>
          <table:table-cell table:style-name="Table5.A2" office:value-type="string">
            <text:p text:style-name="P15">Linux use: LiLO (Linux Loader) and Grub ( Grand unified bootloader)</text:p>
          </table:table-cell>
          <table:table-cell table:style-name="Table5.C2" office:value-type="string">
            <text:p text:style-name="P15">Windows: NTLDR</text:p>
            <text:p text:style-name="P15">(New technology Loader)</text:p>
          </table:table-cell>
        </table:table-row>
        <table:table-row>
          <table:table-cell table:style-name="Table5.A2" office:value-type="string">
            <text:p text:style-name="P15">6</text:p>
          </table:table-cell>
          <table:table-cell table:style-name="Table5.A2" office:value-type="string">
            <text:p text:style-name="P15">In Linux software file extension is: rpm</text:p>
          </table:table-cell>
          <table:table-cell table:style-name="Table5.C2" office:value-type="string">
            <text:p text:style-name="P15">In window software file extension is: .exe</text:p>
          </table:table-cell>
        </table:table-row>
        <table:table-row>
          <table:table-cell table:style-name="Table5.A2" office:value-type="string">
            <text:p text:style-name="P15">7</text:p>
          </table:table-cell>
          <table:table-cell table:style-name="Table5.A2" office:value-type="string">
            <text:p text:style-name="P15">It costs less to design and implement Linux Network</text:p>
          </table:table-cell>
          <table:table-cell table:style-name="Table5.C2" office:value-type="string">
            <text:p text:style-name="P15">It costs more to implement Windows Network administration, when compared to Linux.</text:p>
          </table:table-cell>
        </table:table-row>
        <table:table-row>
          <table:table-cell table:style-name="Table5.A2" office:value-type="string">
            <text:p text:style-name="P15">8.</text:p>
          </table:table-cell>
          <table:table-cell table:style-name="Table5.A2" office:value-type="string">
            <text:p text:style-name="P15">There are 25000+ developers behind Linux for open-source deployment.</text:p>
          </table:table-cell>
          <table:table-cell table:style-name="Table5.C2" office:value-type="string">
            <text:p text:style-name="P15">Compared to Linux, windows is developed by thousands of people.</text:p>
          </table:table-cell>
        </table:table-row>
      </table:table>
      <text:h text:style-name="P88" text:outline-level="2"><text:bookmark-start text:name="__RefHeading___Toc289_3122937327"/>What are symbolic links?<text:bookmark-end text:name="__RefHeading___Toc289_3122937327"/></text:h>
      <text:p text:style-name="P15">Symbolic links act similarly to shortcuts in Windows. Such links point to programs, files or directories. It also allows you instant access to it without having to go directly to the entire pathname.</text:p>
      <text:h text:style-name="P88" text:outline-level="2"><text:bookmark-start text:name="__RefHeading___Toc291_3122937327"/>What are hard links?<text:bookmark-end text:name="__RefHeading___Toc291_3122937327"/></text:h>
      <text:p text:style-name="P15">Hard links point directly to the physical file on disk, and not on the pathname. This means that if you rename or move the original file, the link will not break since the link is for the file itself, not the path where the file is located.</text:p>
      <text:h text:style-name="P88" text:outline-level="2"><text:bookmark-start text:name="__RefHeading___Toc310_3122937327"/>Difference between hard links and soft links?<text:bookmark-end text:name="__RefHeading___Toc310_3122937327"/></text:h>
      <table:table table:name="Table3" table:style-name="Table3">
        <table:table-column table:style-name="Table3.A"/>
        <table:table-column table:style-name="Table3.B"/>
        <table:table-column table:style-name="Table3.C"/>
        <table:table-row>
          <table:table-cell table:style-name="Table3.A1" office:value-type="string">
            <text:p text:style-name="P20">Sr <text:soft-page-break/>no.</text:p>
          </table:table-cell>
          <table:table-cell table:style-name="Table3.A1" office:value-type="string">
            <text:p text:style-name="P20">Soft Links</text:p>
          </table:table-cell>
          <table:table-cell table:style-name="Table3.A1" office:value-type="string">
            <text:p text:style-name="P20">Hard Links</text:p>
          </table:table-cell>
        </table:table-row>
        <table:table-row table:style-name="Table3.2">
          <table:table-cell table:style-name="Table3.A1" office:value-type="string">
            <text:p text:style-name="P15">1.</text:p>
          </table:table-cell>
          <table:table-cell table:style-name="Table3.A1" office:value-type="string">
            <text:p text:style-name="P15">A symbolic or soft link is an actual link to the original file</text:p>
          </table:table-cell>
          <table:table-cell table:style-name="Table3.A1" office:value-type="string">
            <text:p text:style-name="P15">whereas a hard link is a mirror copy of the original file.</text:p>
            <text:p text:style-name="P15"/>
          </table:table-cell>
        </table:table-row>
        <table:table-row>
          <table:table-cell table:style-name="Table3.A1" office:value-type="string">
            <text:p text:style-name="P15">2.</text:p>
          </table:table-cell>
          <table:table-cell table:style-name="Table3.A1" office:value-type="string">
            <text:p text:style-name="P15">Soft links have different inodes numbers.</text:p>
          </table:table-cell>
          <table:table-cell table:style-name="Table3.A1" office:value-type="string">
            <text:p text:style-name="P15">Hard links have the same inodes numbers.</text:p>
          </table:table-cell>
        </table:table-row>
        <table:table-row>
          <table:table-cell table:style-name="Table3.A1" office:value-type="string">
            <text:p text:style-name="P15">3.</text:p>
          </table:table-cell>
          <table:table-cell table:style-name="Table3.A1" office:value-type="string">
            <text:p text:style-name="P15">If you delete the original file, the soft link has no value, because it points to a non-existent file.</text:p>
          </table:table-cell>
          <table:table-cell table:style-name="Table3.A1" office:value-type="string">
            <text:p text:style-name="P15">But in the case of hard links, it is entirely the opposite. Even if you delete the original file, the hard link will still have the data of the original file. Because a hard link acts as a mirror copy of the original file.</text:p>
          </table:table-cell>
        </table:table-row>
        <table:table-row>
          <table:table-cell table:style-name="Table3.A1" office:value-type="string">
            <text:p text:style-name="P15">4.</text:p>
          </table:table-cell>
          <table:table-cell table:style-name="Table3.A1" office:value-type="string">
            <text:p text:style-name="P15">A soft link can link to a directory.</text:p>
          </table:table-cell>
          <table:table-cell table:style-name="Table3.A1" office:value-type="string">
            <text:p text:style-name="P15">You cannot create hard links for a directory.</text:p>
          </table:table-cell>
        </table:table-row>
      </table:table>
      <text:h text:style-name="P88" text:outline-level="2"/>
      <text:h text:style-name="P88" text:outline-level="2"><text:bookmark-start text:name="__RefHeading___Toc295_3122937327"/>What is the maximum length for a filename under Linux?<text:bookmark-end text:name="__RefHeading___Toc295_3122937327"/></text:h>
      <text:p text:style-name="P15">Any filename can have a maximum of 255 characters. This limit does not include the path name, so therefore the entire pathname and filename could well exceed 255 characters.</text:p>
      <text:h text:style-name="P82" text:outline-level="1"><text:bookmark-start text:name="__RefHeading___Toc3374_3548217197"/>Process Management<text:bookmark-end text:name="__RefHeading___Toc3374_3548217197"/></text:h>
      <text:h text:style-name="P88" text:outline-level="2"><text:bookmark-start text:name="__RefHeading___Toc3506_3548217197"/>What is a Process?<text:bookmark-end text:name="__RefHeading___Toc3506_3548217197"/></text:h>
      <text:list xml:id="list1627339398" text:style-name="L17">
        <text:list-item>
          <text:p text:style-name="P59">A process is program (or command typed by user) to perform specific Job.</text:p>
        </text:list-item>
        <text:list-item>
          <text:p text:style-name="P59">In Linux when you start a process, it is given a unique number called a PID or process-id.</text:p>
        </text:list-item>
        <text:list-item>
          <text:p text:style-name="P59">PIDs start from 0 to 65535.</text:p>
        </text:list-item>
        <text:list-item>
          <text:p text:style-name="P59">PID 1 is always assigned to init process, which is the first process started at boot time. Type the following command to verify that init always has PID 1:</text:p>
        </text:list-item>
      </text:list>
      <text:h text:style-name="P88" text:outline-level="2"><text:bookmark text:name="Parent_and_Child_Processes"/><text:bookmark-start text:name="__RefHeading___Toc3508_3548217197"/>Parent and Child Processes<text:bookmark-end text:name="__RefHeading___Toc3508_3548217197"/></text:h>
      <text:list xml:id="list2513857168" text:style-name="L18">
        <text:list-item>
          <text:p text:style-name="P60">A parent process is a Linux process that h<text:span text:style-name="T101">a</text:span>s created one or more child processes.</text:p>
        </text:list-item>
        <text:list-item>
          <text:p text:style-name="P60">A process can fork a child i.e create a child process.</text:p>
        </text:list-item>
        <text:list-item>
          <text:p text:style-name="P60">For example, if a user types the ls command at a shell prompt.</text:p>
        </text:list-item>
        <text:list-item>
          <text:p text:style-name="P60"><text:soft-page-break/>The shell executes ls command.</text:p>
        </text:list-item>
        <text:list-item>
          <text:p text:style-name="P60">The Linux kernel will duplicate the shell's pages of memory and then execute the ls command.</text:p>
        </text:list-item>
        <text:list-item>
          <text:p text:style-name="P60">In UNIX, every process is created using fork and exec method. However, this model results in a waste of system resources.</text:p>
          <text:p text:style-name="P60"><text:bookmark text:name="Process_States"/>Process States</text:p>
        </text:list-item>
      </text:list>
      <text:p text:style-name="P2"><text:span text:style-name="T22">Every </text:span><text:a xlink:type="simple" xlink:href="https://bash.cyberciti.biz/guide/Linux" text:style-name="Internet_20_link" text:visited-style-name="Visited_20_Internet_20_Link">Linux</text:a><text:span text:style-name="T19"> </text:span><text:span text:style-name="T22">process has its own life cycle such as creation, execution, termination, and removal. Every process has its own state that shows what is currently happening in the process. The status of the process which can be one of the following:</text:span></text:p>
      <text:list xml:id="list3894140762" text:style-name="L19">
        <text:list-item>
          <text:p text:style-name="P61">D (uninterruptible sleep) - Process is sleeping and cannot be bring back until an event such as I/O occurred. For example, process foo is a process waiting for keyboard interrupt.</text:p>
        </text:list-item>
        <text:list-item>
          <text:p text:style-name="P61">R (running) - Process is running or executing.</text:p>
        </text:list-item>
        <text:list-item>
          <text:p text:style-name="P81"><text:span text:style-name="T22">S (sleeping) - Process is not running and is waiting for an event or a </text:span><text:a xlink:type="simple" xlink:href="https://bash.cyberciti.biz/guide/Signals" text:style-name="Internet_20_link" text:visited-style-name="Visited_20_Internet_20_Link"><text:span text:style-name="T20">signal</text:span></text:a><text:span text:style-name="T22">.</text:span></text:p>
        </text:list-item>
        <text:list-item>
          <text:p text:style-name="P81"><text:span text:style-name="T22">T (traced or stopped) - Process is stopped by </text:span><text:a xlink:type="simple" xlink:href="https://bash.cyberciti.biz/guide/Shell_signal_values" text:style-name="Internet_20_link" text:visited-style-name="Visited_20_Internet_20_Link"><text:span text:style-name="T109">signals</text:span></text:a><text:span text:style-name="T20"> </text:span><text:span text:style-name="T22">such as </text:span><text:a xlink:type="simple" xlink:href="https://bash.cyberciti.biz/guide/SIGINT" text:style-name="Internet_20_link" text:visited-style-name="Visited_20_Internet_20_Link"><text:span text:style-name="T109">SIGINT</text:span></text:a><text:span text:style-name="T20"> </text:span><text:span text:style-name="T22">or </text:span><text:a xlink:type="simple" xlink:href="https://bash.cyberciti.biz/guide/SIGSTOP" text:style-name="Internet_20_link" text:visited-style-name="Visited_20_Internet_20_Link"><text:span text:style-name="T20">SIGSTOP</text:span></text:a><text:span text:style-name="T22">.</text:span></text:p>
        </text:list-item>
        <text:list-item>
          <text:p text:style-name="P61">Z (zombie or defunct) - Processes marked &lt;defunct&gt; are dead processes (so-called "zombies") that remain because their parent has not destroyed them properly. These processes will be destroyed by init if the parent process exits.</text:p>
        </text:list-item>
      </text:list>
      <text:h text:style-name="P88" text:outline-level="2"><text:bookmark text:name="How_do_I_view_Process_states"/><text:bookmark-start text:name="__RefHeading___Toc3510_3548217197"/>How do I view Process states?<text:bookmark-end text:name="__RefHeading___Toc3510_3548217197"/></text:h>
      <text:p text:style-name="P13">ps -C processName -o pid=,cmd,stat</text:p>
      <text:h text:style-name="P88" text:outline-level="2"><text:bookmark-start text:name="__RefHeading___Toc3368_3548217197"/>What are daemons?<text:bookmark-end text:name="__RefHeading___Toc3368_3548217197"/></text:h>
      <text:p text:style-name="P17">Daemons are services that provide several functions that may not be available under the base operating system. It’<text:span text:style-name="T87">s</text:span> main task is to listen for service requests and at the same time to act on these requests. After the service is done, it is then disconnected and waits for further requests.</text:p>
      <text:h text:style-name="P88" text:outline-level="2"><text:bookmark-start text:name="__RefHeading___Toc301_3122937327"/>What is Process id?<text:bookmark-end text:name="__RefHeading___Toc301_3122937327"/></text:h>
      <text:p text:style-name="P17">A PID is a process identification number on a Linux or Unix-like operating system. A PID is automatically assigned to each process when it is created. A process is nothing but a running instance of a program has a unique PID on a Unix-like system.</text:p>
      <text:p text:style-name="P17">The easiest way to find out if the process is running is run <text:span text:style-name="T6">ps aux</text:span> command and <text:span text:style-name="T6">grep</text:span> process name.</text:p>
      <text:h text:style-name="P88" text:outline-level="2"><text:bookmark-start text:name="__RefHeading___Toc303_3122937327"/>What is the Process status in Linux?<text:bookmark-end text:name="__RefHeading___Toc303_3122937327"/></text:h>
      <text:p text:style-name="P17">Five process states in Linux. They are</text:p>
      <text:list xml:id="list999968951" text:style-name="L20">
        <text:list-item>
          <text:p text:style-name="P62"><text:soft-page-break/><text:span text:style-name="T24">New/Ready:</text:span><text:span text:style-name="T32"> A new process is created and ready to run.</text:span></text:p>
        </text:list-item>
        <text:list-item>
          <text:p text:style-name="P62"><text:span text:style-name="T24">Running:</text:span><text:span text:style-name="T32"> The process is being executed.</text:span></text:p>
        </text:list-item>
        <text:list-item>
          <text:p text:style-name="P62"><text:span text:style-name="T24">Blocked/ Wait:</text:span><text:span text:style-name="T32"> The process is waiting for input from the user.</text:span></text:p>
        </text:list-item>
        <text:list-item>
          <text:p text:style-name="P62"><text:span text:style-name="T24">Terminated/ Completed:</text:span><text:span text:style-name="T32"> The process completed the execution or terminated by the operating system.</text:span></text:p>
        </text:list-item>
        <text:list-item>
          <text:p text:style-name="P62"><text:span text:style-name="T24">Zombie:</text:span><text:span text:style-name="T32"> The process is deleted, but still the information regarding the process exists in the process table.</text:span></text:p>
        </text:list-item>
      </text:list>
      <text:h text:style-name="P88" text:outline-level="2"><text:bookmark-start text:name="__RefHeading___Toc305_3122937327"/>Explain Process Management System Calls in Linux?<text:bookmark-end text:name="__RefHeading___Toc305_3122937327"/></text:h>
      <text:p text:style-name="P17">The process management system calls in Linux:</text:p>
      <text:list xml:id="list1682436352" text:style-name="L21">
        <text:list-item>
          <text:p text:style-name="P63"><text:span text:style-name="T24">fork():</text:span><text:span text:style-name="T32"> Used to create a new process.</text:span></text:p>
        </text:list-item>
        <text:list-item>
          <text:p text:style-name="P63"><text:span text:style-name="T24">exec():</text:span><text:span text:style-name="T32"> Execute new process.</text:span></text:p>
        </text:list-item>
        <text:list-item>
          <text:p text:style-name="P63"><text:span text:style-name="T24">wait():</text:span><text:span text:style-name="T32"> wait until process execution.</text:span></text:p>
        </text:list-item>
        <text:list-item>
          <text:p text:style-name="P63"><text:span text:style-name="T24">exit():</text:span><text:span text:style-name="T32"> exit from the process.</text:span></text:p>
        </text:list-item>
      </text:list>
      <text:p text:style-name="P17">System calls to get the Process id:</text:p>
      <text:list xml:id="list1095842291" text:style-name="L22">
        <text:list-item>
          <text:p text:style-name="P64"><text:span text:style-name="T24">getpid():</text:span><text:span text:style-name="T32"> to find the unique process id.</text:span></text:p>
        </text:list-item>
        <text:list-item>
          <text:p text:style-name="P64"><text:span text:style-name="T24">getppid():</text:span><text:span text:style-name="T32"> to find the unique parent process id.</text:span></text:p>
        </text:list-item>
      </text:list>
      <text:h text:style-name="P88" text:outline-level="2"><text:bookmark-start text:name="__RefHeading___Toc307_3122937327"/>What is the Zombie Process?<text:bookmark-end text:name="__RefHeading___Toc307_3122937327"/></text:h>
      <text:p text:style-name="P18"><text:span text:style-name="T52">It is a process whose execution is completed but even the information exists in the process table. It occurs for the child process because the parent process needs to read the child process status. Once it is completed using the wait system call, then the zombie process is removed</text:span><text:span text:style-name="T65"> </text:span><text:span text:style-name="T52">from the process table. This is known as the Zombie Process.</text:span></text:p>
      <text:h text:style-name="P88" text:outline-level="2"><text:bookmark-start text:name="__RefHeading___Toc3393_3548217197"/>What is load average in Linux?<text:bookmark-end text:name="__RefHeading___Toc3393_3548217197"/></text:h>
      <text:p text:style-name="P25">Load Average is defined as the average sum of the number of processes waiting in the run queue and number of processes currently executing over the period of 1,5 and 15 minutes. Using the ‘top’ and ‘uptime’ command we find the load average of a Linux server.</text:p>
      <text:h text:style-name="P88" text:outline-level="2"><text:bookmark-start text:name="__RefHeading___Toc3386_3548217197"/>How to check which ports are listening on my Linux Server?<text:bookmark-end text:name="__RefHeading___Toc3386_3548217197"/></text:h>
      <text:p text:style-name="P19">Use the Command <text:span text:style-name="T88">‘</text:span><text:span text:style-name="T89">netstat <text:s/>--listen</text:span><text:span text:style-name="T88">’</text:span> and <text:span text:style-name="T88">‘</text:span><text:span text:style-name="T89">lsof -i</text:span><text:span text:style-name="T88">’</text:span></text:p>
      <text:p text:style-name="P19"><text:bookmark-start text:name="__RefHeading___Toc326_3122937327"/>List the services that are enabled at a particular run level in linux server?<text:bookmark-end text:name="__RefHeading___Toc326_3122937327"/></text:p>
      <text:p text:style-name="P19">With the help of command ‘<text:span text:style-name="T6">chkconfig –list | grep 5:on</text:span>’ we can list all the services that are enabled in run level5. For other run levels just replace 5 with the respective run level.</text:p>
      <text:h text:style-name="P88" text:outline-level="2"><text:bookmark-start text:name="__RefHeading___Toc328_3122937327"/><text:soft-page-break/>How to enable a service at a particular run level?<text:bookmark-end text:name="__RefHeading___Toc328_3122937327"/></text:h>
      <text:p text:style-name="P19">We can enable a service using the Command ‘<text:span text:style-name="T6">chkconfig &lt;Service-Name&gt; on --level 3</text:span>’</text:p>
      <text:h text:style-name="P9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style:font-name="Liberation Serif" fo:font-family="'Liberation Serif'" style:font-family-generic="roman" style:font-pitch="variable" fo:font-size="14pt" fo:font-weight="bold" officeooo:rsid="011f999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6" style:display-name="User Index 6" style:family="paragraph" style:parent-style-name="User_20_Index_20_2"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07:10:20.239851197</meta:creation-date>
    <meta:generator>LibreOffice/6.0.7.3$Linux_X86_64 LibreOffice_project/00m0$Build-3</meta:generator>
    <dc:date>2021-02-19T14:05:18.329967590</dc:date>
    <meta:editing-duration>P1DT8H49M29S</meta:editing-duration>
    <meta:editing-cycles>1077</meta:editing-cycles>
    <meta:print-date>2021-02-04T11:44:59.006828285</meta:print-date>
    <meta:document-statistic meta:table-count="3" meta:image-count="0" meta:object-count="0" meta:page-count="14" meta:paragraph-count="326" meta:word-count="3881" meta:character-count="22127" meta:non-whitespace-character-count="18674"/>
  </office:meta>
</office:document-meta>
</file>